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3f7f5f" loext:opacity="100%" style:font-name="Monospace" fo:font-size="10pt" style:font-size-asian="10pt"/>
    </style:style>
    <style:style style:name="T2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3" style:family="text">
      <style:text-properties fo:color="#7f0055" loext:opacity="100%" style:font-name="Monospace" fo:font-size="10pt" fo:font-weight="bold" style:font-size-asian="10pt" style:font-weight-asian="bold"/>
    </style:style>
    <style:style style:name="T4" style:family="text">
      <style:text-properties fo:color="#000000" loext:opacity="100%" style:font-name="Monospace" fo:font-size="10pt" style:font-size-asian="10pt"/>
    </style:style>
    <style:style style:name="T5" style:family="text">
      <style:text-properties fo:color="#000000" loext:opacity="100%" style:font-name="Monospace" fo:font-size="10pt" fo:font-weight="bold" style:font-size-asian="10pt" style:font-weight-asian="bold"/>
    </style:style>
    <style:style style:name="T6" style:family="text">
      <style:text-properties fo:color="#000000" loext:opacity="100%" style:font-name="Monospace" fo:font-size="10pt" fo:font-style="italic" style:font-size-asian="10pt" style:font-style-asian="italic"/>
    </style:style>
    <style:style style:name="T7" style:family="text">
      <style:text-properties fo:color="#2a00ff" loext:opacity="100%" style:font-name="Monospace" fo:font-size="10pt" style:font-size-asian="10pt"/>
    </style:style>
    <style:style style:name="T8" style:family="text">
      <style:text-properties fo:color="#2a00ff" loext:opacity="100%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5032" loext:opacity="100%" style:font-name="Monospace" fo:font-size="10pt" style:font-size-asian="10pt"/>
    </style:style>
    <style:style style:name="T10" style:family="text">
      <style:text-properties fo:color="#642880" loext:opacity="100%" style:font-name="Monospace" fo:font-size="10pt" fo:font-weight="bold" style:font-size-asian="10pt" style:font-weight-asian="bold"/>
    </style:style>
    <style:style style:name="T11" style:family="text">
      <style:text-properties fo:color="#0000c0" loext:opacity="100%" style:font-name="Monospace" fo:font-size="10pt" style:font-size-asian="10pt"/>
    </style:style>
    <style:style style:name="T12" style:family="text">
      <style:text-properties fo:color="#0000c0" loext:opacity="100%" style:font-name="Monospace" fo:font-size="10pt" fo:font-style="italic" style:font-size-asian="10pt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 Copyright (C) 2011 </text:span><text:span text:style-name="T2">David</text:span><text:span text:style-name="T1"> </text:span><text:span text:style-name="T2">Eckhoff</text:span><text:span text:style-name="T1"> &lt;eckhoff@cs.fau.de&gt;</text:span></text:p>
      <text:p text:style-name="P1"><text:span text:style-name="T1">//</text:span></text:p>
      <text:p text:style-name="P1"><text:span text:style-name="T1">// Documentation for these modules is at http://veins.car2x.org/</text:span></text:p>
      <text:p text:style-name="P1"><text:span text:style-name="T1">//</text:span></text:p>
      <text:p text:style-name="P1"><text:span text:style-name="T1">// SPDX-License-Identifier: GPL-2.0-or-later</text:span></text:p>
      <text:p text:style-name="P1"><text:span text:style-name="T1">//</text:span></text:p>
      <text:p text:style-name="P1"><text:span text:style-name="T1">// This program is free software; you can redistribute it and/or modify</text:span></text:p>
      <text:p text:style-name="P1"><text:span text:style-name="T1">// it under the terms of the GNU General Public License as published by</text:span></text:p>
      <text:p text:style-name="P1"><text:span text:style-name="T1">// the Free Software Foundation; either version 2 of the License, or</text:span></text:p>
      <text:p text:style-name="P1"><text:span text:style-name="T1">// (at your option) any later version.</text:span></text:p>
      <text:p text:style-name="P1"><text:span text:style-name="T1">//</text:span></text:p>
      <text:p text:style-name="P1"><text:span text:style-name="T1">// This program is distributed in the hope that it will be useful,</text:span></text:p>
      <text:p text:style-name="P1"><text:span text:style-name="T1">// but WITHOUT ANY WARRANTY; without even the implied warranty of</text:span></text:p>
      <text:p text:style-name="P1"><text:span text:style-name="T1">// MERCHANTABILITY or FITNESS FOR A PARTICULAR PURPOSE. <text:s/>See the</text:span></text:p>
      <text:p text:style-name="P1"><text:span text:style-name="T1">// GNU General Public License for more details.</text:span></text:p>
      <text:p text:style-name="P1"><text:span text:style-name="T1">//</text:span></text:p>
      <text:p text:style-name="P1"><text:span text:style-name="T1">// You should have received a copy of the GNU General Public License</text:span></text:p>
      <text:p text:style-name="P1"><text:span text:style-name="T1">// along with this program; if not, write to the Free Software</text:span></text:p>
      <text:p text:style-name="P1"><text:span text:style-name="T1">// Foundation, Inc., 59 Temple Place, Suite 330, Boston, MA <text:s/>02111-1307 <text:s/>USA</text:span></text:p>
      <text:p text:style-name="P1"><text:span text:style-name="T1">//</text:span></text:p>
      <text:p text:style-name="P2"/>
      <text:p text:style-name="P1"><text:span text:style-name="T3">#include</text:span><text:span text:style-name="T4"> </text:span><text:span text:style-name="T7">"veins/modules/application/ieee80211p/DemoBaseApplLayer.h"</text:span></text:p>
      <text:p text:style-name="P2"/>
      <text:p text:style-name="P1"><text:span text:style-name="T3">#include</text:span><text:span text:style-name="T4"> </text:span><text:span text:style-name="T7">&lt;cmath&gt;</text:span></text:p>
      <text:p text:style-name="P1"><text:span text:style-name="T3">#include</text:span><text:span text:style-name="T4"> </text:span><text:span text:style-name="T7">&lt;vector&gt;</text:span></text:p>
      <text:p text:style-name="P1"><text:span text:style-name="T3">#include</text:span><text:span text:style-name="T4"> </text:span><text:span text:style-name="T7">&lt;random&gt;</text:span></text:p>
      <text:p text:style-name="P1"><text:span text:style-name="T3">#include</text:span><text:span text:style-name="T4"> </text:span><text:span text:style-name="T7">&lt;iostream&gt;</text:span></text:p>
      <text:p text:style-name="P1"><text:span text:style-name="T3">#include</text:span><text:span text:style-name="T4"> </text:span><text:span text:style-name="T7">&lt;limits&gt;</text:span></text:p>
      <text:p text:style-name="P1"><text:span text:style-name="T3">#include</text:span><text:span text:style-name="T4"> </text:span><text:span text:style-name="T7">&lt;ctime&gt;</text:span></text:p>
      <text:p text:style-name="P2"/>
      <text:p text:style-name="P1"><text:span text:style-name="T4">std::</text:span><text:span text:style-name="T9">mt19937</text:span><text:span text:style-name="T4"> gen(std::</text:span><text:span text:style-name="T10">time</text:span><text:span text:style-name="T4">(0));</text:span></text:p>
      <text:p text:style-name="P1"><text:span text:style-name="T4">std::</text:span><text:span text:style-name="T9">uniform_int_distribution</text:span><text:span text:style-name="T4">&lt;&gt;dis(300, 320);</text:span></text:p>
      <text:p text:style-name="P2"/>
      <text:p text:style-name="P1"><text:span text:style-name="T1">//#include "kCluster.h"</text:span></text:p>
      <text:p text:style-name="P2"/>
      <text:p text:style-name="P1"><text:span text:style-name="T3">using</text:span><text:span text:style-name="T4"> </text:span><text:span text:style-name="T3">namespace</text:span><text:span text:style-name="T4"> veins;</text:span></text:p>
      <text:p text:style-name="P2"/>
      <text:p text:style-name="P1"><text:span text:style-name="T3">using</text:span><text:span text:style-name="T4"> </text:span><text:span text:style-name="T3">namespace</text:span><text:span text:style-name="T4"> std;</text:span></text:p>
      <text:p text:style-name="P2"/>
      <text:p text:style-name="P2"/>
      <text:p text:style-name="P2"/>
      <text:p text:style-name="P1"><text:span text:style-name="T3">void</text:span><text:span text:style-name="T4"> </text:span><text:span text:style-name="T5">DemoBaseApplLayer::initialize</text:span><text:span text:style-name="T4">(</text:span><text:span text:style-name="T3">int</text:span><text:span text:style-name="T4"> stage)</text:span></text:p>
      <text:p text:style-name="P1"><text:span text:style-name="T4">{</text:span></text:p>
      <text:p text:style-name="P1"><text:span text:style-name="T4"><text:s text:c="4"/></text:span><text:span text:style-name="T9">BaseApplLayer</text:span><text:span text:style-name="T4">::initialize(stage);</text:span></text:p>
      <text:p text:style-name="P2"/>
      <text:p text:style-name="P1"><text:span text:style-name="T4"><text:s text:c="4"/></text:span><text:span text:style-name="T3">if</text:span><text:span text:style-name="T4"> (stage == 0) {</text:span></text:p>
      <text:p text:style-name="P2"/>
      <text:p text:style-name="P1"><text:span text:style-name="T4"><text:s text:c="8"/></text:span><text:span text:style-name="T1">// initialize pointers to other modules</text:span></text:p>
      <text:p text:style-name="P1"><text:span text:style-name="T4"><text:s text:c="8"/></text:span><text:span text:style-name="T3">if</text:span><text:span text:style-name="T4"> (</text:span><text:span text:style-name="T9">FindModule</text:span><text:span text:style-name="T4">&lt;</text:span><text:span text:style-name="T9">TraCIMobility</text:span><text:span text:style-name="T4">*&gt;::</text:span><text:span text:style-name="T6">findSubModule</text:span><text:span text:style-name="T4">(</text:span><text:span text:style-name="T10">getParentModule</text:span><text:span text:style-name="T4">())) {</text:span></text:p>
      <text:p text:style-name="P1"><text:span text:style-name="T4"><text:s text:c="12"/></text:span><text:span text:style-name="T11">mobility</text:span><text:span text:style-name="T4"> = </text:span><text:span text:style-name="T9">TraCIMobilityAccess</text:span><text:span text:style-name="T4">().get(</text:span><text:span text:style-name="T10">getParentModule</text:span><text:span text:style-name="T4">());</text:span></text:p>
      <text:p text:style-name="P1"><text:span text:style-name="T4"><text:s text:c="12"/></text:span><text:span text:style-name="T11">traci</text:span><text:span text:style-name="T4"> = </text:span><text:span text:style-name="T11">mobility</text:span><text:span text:style-name="T4">-&gt;getCommandInterface();</text:span></text:p>
      <text:p text:style-name="P1"><text:span text:style-name="T4"><text:s text:c="12"/></text:span><text:span text:style-name="T11">traciVehicle</text:span><text:span text:style-name="T4"> = </text:span><text:span text:style-name="T11">mobility</text:span><text:span text:style-name="T4">-&gt;getVehicleCommandInterface();</text:span></text:p>
      <text:p text:style-name="P1"><text:span text:style-name="T4"><text:s text:c="8"/>}</text:span></text:p>
      <text:p text:style-name="P1"><text:span text:style-name="T4"><text:s text:c="8"/></text:span><text:span text:style-name="T3">else</text:span><text:span text:style-name="T4"> {</text:span></text:p>
      <text:p text:style-name="P1"><text:span text:style-name="T4"><text:s text:c="12"/></text:span><text:span text:style-name="T11">traci</text:span><text:span text:style-name="T4"> = </text:span><text:span text:style-name="T3">nullptr</text:span><text:span text:style-name="T4">;</text:span></text:p>
      <text:p text:style-name="P1"><text:span text:style-name="T4"><text:s text:c="12"/></text:span><text:span text:style-name="T11">mobility</text:span><text:span text:style-name="T4"> = </text:span><text:span text:style-name="T3">nullptr</text:span><text:span text:style-name="T4">;</text:span></text:p>
      <text:p text:style-name="P1"><text:span text:style-name="T4"><text:s text:c="12"/></text:span><text:span text:style-name="T11">traciVehicle</text:span><text:span text:style-name="T4"> = </text:span><text:span text:style-name="T3">nullptr</text:span><text:span text:style-name="T4">;</text:span></text:p>
      <text:p text:style-name="P1"><text:span text:style-name="T4"><text:s text:c="8"/>}</text:span></text:p>
      <text:p text:style-name="P2"/>
      <text:p text:style-name="P1"><text:span text:style-name="T4"><text:s text:c="8"/></text:span><text:span text:style-name="T11">annotations</text:span><text:span text:style-name="T4"> = </text:span><text:span text:style-name="T9">AnnotationManagerAccess</text:span><text:span text:style-name="T4">().getIfExists();</text:span></text:p>
      <text:p text:style-name="P1"><text:span text:style-name="T4"><text:s text:c="8"/>ASSERT(</text:span><text:span text:style-name="T11">annotations</text:span><text:span text:style-name="T4">);</text:span></text:p>
      <text:p text:style-name="P2"/>
      <text:p text:style-name="P1"><text:soft-page-break/><text:span text:style-name="T4"><text:s text:c="8"/></text:span><text:span text:style-name="T11">mac</text:span><text:span text:style-name="T4"> = </text:span><text:span text:style-name="T9">FindModule</text:span><text:span text:style-name="T4">&lt;</text:span><text:span text:style-name="T9">DemoBaseApplLayerToMac1609_4Interface</text:span><text:span text:style-name="T4">*&gt;::</text:span><text:span text:style-name="T6">findSubModule</text:span><text:span text:style-name="T4">(</text:span><text:span text:style-name="T10">getParentModule</text:span><text:span text:style-name="T4">());</text:span></text:p>
      <text:p text:style-name="P1"><text:span text:style-name="T4"><text:s text:c="8"/>ASSERT(</text:span><text:span text:style-name="T11">mac</text:span><text:span text:style-name="T4">);</text:span></text:p>
      <text:p text:style-name="P2"/>
      <text:p text:style-name="P1"><text:span text:style-name="T4"><text:s text:c="8"/></text:span><text:span text:style-name="T1">// read parameters</text:span></text:p>
      <text:p text:style-name="P1"><text:span text:style-name="T4"><text:s text:c="8"/></text:span><text:span text:style-name="T11">headerLength</text:span><text:span text:style-name="T4"> = </text:span><text:span text:style-name="T10">par</text:span><text:span text:style-name="T4">(</text:span><text:span text:style-name="T7">"headerLength"</text:span><text:span text:style-name="T4">);</text:span></text:p>
      <text:p text:style-name="P1"><text:span text:style-name="T4"><text:s text:c="8"/></text:span><text:span text:style-name="T11">sendBeacons</text:span><text:span text:style-name="T4"> = </text:span><text:span text:style-name="T10">par</text:span><text:span text:style-name="T4">(</text:span><text:span text:style-name="T7">"sendBeacons"</text:span><text:span text:style-name="T4">).</text:span><text:span text:style-name="T10">boolValue</text:span><text:span text:style-name="T4">();</text:span></text:p>
      <text:p text:style-name="P1"><text:span text:style-name="T4"><text:s text:c="8"/></text:span><text:span text:style-name="T11">beaconLengthBits</text:span><text:span text:style-name="T4"> = </text:span><text:span text:style-name="T10">par</text:span><text:span text:style-name="T4">(</text:span><text:span text:style-name="T7">"beaconLengthBits"</text:span><text:span text:style-name="T4">);</text:span></text:p>
      <text:p text:style-name="P1"><text:span text:style-name="T4"><text:s text:c="8"/></text:span><text:span text:style-name="T11">beaconUserPriority</text:span><text:span text:style-name="T4"> = </text:span><text:span text:style-name="T10">par</text:span><text:span text:style-name="T4">(</text:span><text:span text:style-name="T7">"beaconUserPriority"</text:span><text:span text:style-name="T4">);</text:span></text:p>
      <text:p text:style-name="P1"><text:span text:style-name="T4"><text:s text:c="8"/></text:span><text:span text:style-name="T11">beaconInterval</text:span><text:span text:style-name="T4"> = </text:span><text:span text:style-name="T10">par</text:span><text:span text:style-name="T4">(</text:span><text:span text:style-name="T7">"beaconInterval"</text:span><text:span text:style-name="T4">);</text:span></text:p>
      <text:p text:style-name="P2"/>
      <text:p text:style-name="P1"><text:span text:style-name="T4"><text:s text:c="8"/></text:span><text:span text:style-name="T11">dataLengthBits</text:span><text:span text:style-name="T4"> = </text:span><text:span text:style-name="T10">par</text:span><text:span text:style-name="T4">(</text:span><text:span text:style-name="T7">"dataLengthBits"</text:span><text:span text:style-name="T4">);</text:span></text:p>
      <text:p text:style-name="P1"><text:span text:style-name="T4"><text:s text:c="8"/></text:span><text:span text:style-name="T11">dataOnSch</text:span><text:span text:style-name="T4"> = </text:span><text:span text:style-name="T10">par</text:span><text:span text:style-name="T4">(</text:span><text:span text:style-name="T7">"dataOnSch"</text:span><text:span text:style-name="T4">).</text:span><text:span text:style-name="T10">boolValue</text:span><text:span text:style-name="T4">();</text:span></text:p>
      <text:p text:style-name="P1"><text:span text:style-name="T4"><text:s text:c="8"/></text:span><text:span text:style-name="T11">dataUserPriority</text:span><text:span text:style-name="T4"> = </text:span><text:span text:style-name="T10">par</text:span><text:span text:style-name="T4">(</text:span><text:span text:style-name="T7">"dataUserPriority"</text:span><text:span text:style-name="T4">);</text:span></text:p>
      <text:p text:style-name="P2"/>
      <text:p text:style-name="P1"><text:span text:style-name="T4"><text:s text:c="8"/></text:span><text:span text:style-name="T11">wsaInterval</text:span><text:span text:style-name="T4"> = </text:span><text:span text:style-name="T10">par</text:span><text:span text:style-name="T4">(</text:span><text:span text:style-name="T7">"wsaInterval"</text:span><text:span text:style-name="T4">).</text:span><text:span text:style-name="T10">doubleValue</text:span><text:span text:style-name="T4">();</text:span></text:p>
      <text:p text:style-name="P1"><text:span text:style-name="T4"><text:s text:c="8"/></text:span><text:span text:style-name="T11">currentOfferedServiceId</text:span><text:span text:style-name="T4"> = -1;</text:span></text:p>
      <text:p text:style-name="P2"/>
      <text:p text:style-name="P1"><text:span text:style-name="T4"><text:s text:c="8"/></text:span><text:span text:style-name="T11">isParked</text:span><text:span text:style-name="T4"> = </text:span><text:span text:style-name="T3">false</text:span><text:span text:style-name="T4">;</text:span></text:p>
      <text:p text:style-name="P2"/>
      <text:p text:style-name="P1"><text:span text:style-name="T4"><text:s text:c="8"/>findHost()-&gt;</text:span><text:span text:style-name="T10">subscribe</text:span><text:span text:style-name="T4">(</text:span><text:span text:style-name="T9">BaseMobility</text:span><text:span text:style-name="T4">::</text:span><text:span text:style-name="T12">mobilityStateChangedSignal</text:span><text:span text:style-name="T4">, </text:span><text:span text:style-name="T3">this</text:span><text:span text:style-name="T4">);</text:span></text:p>
      <text:p text:style-name="P1"><text:span text:style-name="T4"><text:s text:c="8"/>findHost()-&gt;</text:span><text:span text:style-name="T10">subscribe</text:span><text:span text:style-name="T4">(</text:span><text:span text:style-name="T9">TraCIMobility</text:span><text:span text:style-name="T4">::</text:span><text:span text:style-name="T12">parkingStateChangedSignal</text:span><text:span text:style-name="T4">, </text:span><text:span text:style-name="T3">this</text:span><text:span text:style-name="T4">);</text:span></text:p>
      <text:p text:style-name="P2"/>
      <text:p text:style-name="P1"><text:span text:style-name="T4"><text:s text:c="8"/></text:span><text:span text:style-name="T11">sendBeaconEvt</text:span><text:span text:style-name="T4"> = </text:span><text:span text:style-name="T3">new</text:span><text:span text:style-name="T4"> </text:span><text:span text:style-name="T9">cMessage</text:span><text:span text:style-name="T4">(</text:span><text:span text:style-name="T7">"beacon </text:span><text:span text:style-name="T8">evt</text:span><text:span text:style-name="T7">"</text:span><text:span text:style-name="T4">, </text:span><text:span text:style-name="T12">SEND_BEACON_EVT</text:span><text:span text:style-name="T4">);</text:span></text:p>
      <text:p text:style-name="P1"><text:span text:style-name="T4"><text:s text:c="8"/></text:span><text:span text:style-name="T11">sendWSAEvt</text:span><text:span text:style-name="T4"> = </text:span><text:span text:style-name="T3">new</text:span><text:span text:style-name="T4"> </text:span><text:span text:style-name="T9">cMessage</text:span><text:span text:style-name="T4">(</text:span><text:span text:style-name="T7">"</text:span><text:span text:style-name="T8">wsa</text:span><text:span text:style-name="T7"> </text:span><text:span text:style-name="T8">evt</text:span><text:span text:style-name="T7">"</text:span><text:span text:style-name="T4">, </text:span><text:span text:style-name="T12">SEND_WSA_EVT</text:span><text:span text:style-name="T4">);</text:span></text:p>
      <text:p text:style-name="P2"/>
      <text:p text:style-name="P1"><text:span text:style-name="T4"><text:s text:c="8"/></text:span><text:span text:style-name="T11">generatedBSMs</text:span><text:span text:style-name="T4"> = 0;</text:span></text:p>
      <text:p text:style-name="P1"><text:span text:style-name="T4"><text:s text:c="8"/></text:span><text:span text:style-name="T11">generatedWSAs</text:span><text:span text:style-name="T4"> = 0;</text:span></text:p>
      <text:p text:style-name="P1"><text:span text:style-name="T4"><text:s text:c="8"/></text:span><text:span text:style-name="T11">generatedWSMs</text:span><text:span text:style-name="T4"> = 0;</text:span></text:p>
      <text:p text:style-name="P1"><text:span text:style-name="T4"><text:s text:c="8"/></text:span><text:span text:style-name="T11">receivedBSMs</text:span><text:span text:style-name="T4"> = 0;</text:span></text:p>
      <text:p text:style-name="P1"><text:span text:style-name="T4"><text:s text:c="8"/></text:span><text:span text:style-name="T11">receivedWSAs</text:span><text:span text:style-name="T4"> = 0;</text:span></text:p>
      <text:p text:style-name="P1"><text:span text:style-name="T4"><text:s text:c="8"/></text:span><text:span text:style-name="T11">receivedWSMs</text:span><text:span text:style-name="T4"> = 0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stage == 1) {</text:span></text:p>
      <text:p text:style-name="P2"/>
      <text:p text:style-name="P1"><text:span text:style-name="T4"><text:s text:c="8"/></text:span><text:span text:style-name="T1">// store MAC address for quick access</text:span></text:p>
      <text:p text:style-name="P1"><text:span text:style-name="T4"><text:s text:c="8"/></text:span><text:span text:style-name="T11">myId</text:span><text:span text:style-name="T4"> = </text:span><text:span text:style-name="T11">mac</text:span><text:span text:style-name="T4">-&gt;getMACAddress();</text:span></text:p>
      <text:p text:style-name="P2"/>
      <text:p text:style-name="P1"><text:span text:style-name="T4"><text:s text:c="8"/></text:span><text:span text:style-name="T1">// simulate asynchronous channel access</text:span></text:p>
      <text:p text:style-name="P2"/>
      <text:p text:style-name="P1"><text:span text:style-name="T4"><text:s text:c="8"/></text:span><text:span text:style-name="T3">if</text:span><text:span text:style-name="T4"> (</text:span><text:span text:style-name="T11">dataOnSch</text:span><text:span text:style-name="T4"> == </text:span><text:span text:style-name="T3">true</text:span><text:span text:style-name="T4"> &amp;&amp; !</text:span><text:span text:style-name="T11">mac</text:span><text:span text:style-name="T4">-&gt;isChannelSwitchingActive()) {</text:span></text:p>
      <text:p text:style-name="P1"><text:span text:style-name="T4"><text:s text:c="12"/></text:span><text:span text:style-name="T11">dataOnSch</text:span><text:span text:style-name="T4"> = </text:span><text:span text:style-name="T3">false</text:span><text:span text:style-name="T4">;</text:span></text:p>
      <text:p text:style-name="P1"><text:span text:style-name="T4"><text:s text:c="12"/>EV_ERROR &lt;&lt; </text:span><text:span text:style-name="T7">"</text:span><text:span text:style-name="T8">App</text:span><text:span text:style-name="T7"> wants to send data on SCH but MAC doesn't use any SCH. Sending all data on CCH"</text:span><text:span text:style-name="T4"> &lt;&lt; std::</text:span><text:span text:style-name="T10">endl</text:span><text:span text:style-name="T4">;</text:span></text:p>
      <text:p text:style-name="P1"><text:span text:style-name="T4"><text:s text:c="8"/>}</text:span></text:p>
      <text:p text:style-name="P1"><text:span text:style-name="T4"><text:s text:c="8"/></text:span><text:span text:style-name="T9">simtime_t</text:span><text:span text:style-name="T4"> firstBeacon = simTime();</text:span></text:p>
      <text:p text:style-name="P2"/>
      <text:p text:style-name="P1"><text:span text:style-name="T4"><text:s text:c="8"/></text:span><text:span text:style-name="T3">if</text:span><text:span text:style-name="T4"> (</text:span><text:span text:style-name="T10">par</text:span><text:span text:style-name="T4">(</text:span><text:span text:style-name="T7">"avoidBeaconSynchronization"</text:span><text:span text:style-name="T4">).</text:span><text:span text:style-name="T10">boolValue</text:span><text:span text:style-name="T4">() == </text:span><text:span text:style-name="T3">true</text:span><text:span text:style-name="T4">) {</text:span></text:p>
      <text:p text:style-name="P2"/>
      <text:p text:style-name="P1"><text:span text:style-name="T4"><text:s text:c="12"/></text:span><text:span text:style-name="T9">simtime_t</text:span><text:span text:style-name="T4"> randomOffset = dblrand() * </text:span><text:span text:style-name="T11">beaconInterval</text:span><text:span text:style-name="T4">;</text:span></text:p>
      <text:p text:style-name="P1"><text:span text:style-name="T4"><text:s text:c="12"/>firstBeacon = simTime() + randomOffset;</text:span></text:p>
      <text:p text:style-name="P2"/>
      <text:p text:style-name="P1"><text:span text:style-name="T4"><text:s text:c="12"/></text:span><text:span text:style-name="T3">if</text:span><text:span text:style-name="T4"> (</text:span><text:span text:style-name="T11">mac</text:span><text:span text:style-name="T4">-&gt;isChannelSwitchingActive() == </text:span><text:span text:style-name="T3">true</text:span><text:span text:style-name="T4">) {</text:span></text:p>
      <text:p text:style-name="P1"><text:span text:style-name="T4"><text:s text:c="16"/></text:span><text:span text:style-name="T3">if</text:span><text:span text:style-name="T4"> (</text:span><text:span text:style-name="T11">beaconInterval</text:span><text:span text:style-name="T4">.raw() % (</text:span><text:span text:style-name="T11">mac</text:span><text:span text:style-name="T4">-&gt;getSwitchingInterval().raw() * 2)) {</text:span></text:p>
      <text:p text:style-name="P1"><text:span text:style-name="T4"><text:s text:c="20"/>EV_ERROR &lt;&lt; </text:span><text:span text:style-name="T7">"The beacon interval ("</text:span><text:span text:style-name="T4"> &lt;&lt; </text:span><text:span text:style-name="T11">beaconInterval</text:span><text:span text:style-name="T4"> &lt;&lt; </text:span><text:span text:style-name="T7">") is smaller than or not a multiple of <text:s/>one synchronization interval ("</text:span><text:span text:style-name="T4"> &lt;&lt; 2 * </text:span><text:span text:style-name="T11">mac</text:span><text:span text:style-name="T4">-&gt;getSwitchingInterval() &lt;&lt; </text:span><text:span text:style-name="T7">"). This means that beacons are generated during SCH intervals"</text:span><text:span text:style-name="T4"> &lt;&lt; std::</text:span><text:span text:style-name="T10">endl</text:span><text:span text:style-name="T4">;</text:span></text:p>
      <text:p text:style-name="P1"><text:span text:style-name="T4"><text:s text:c="16"/>}</text:span></text:p>
      <text:p text:style-name="P1"><text:soft-page-break/><text:span text:style-name="T4"><text:s text:c="16"/>firstBeacon = computeAsynchronousSendingTime(</text:span><text:span text:style-name="T11">beaconInterval</text:span><text:span text:style-name="T4">, </text:span><text:span text:style-name="T9">ChannelType</text:span><text:span text:style-name="T4">::</text:span><text:span text:style-name="T12">control</text:span><text:span text:style-name="T4">);</text:span></text:p>
      <text:p text:style-name="P1"><text:span text:style-name="T4"><text:s text:c="12"/>}</text:span></text:p>
      <text:p text:style-name="P2"/>
      <text:p text:style-name="P1"><text:span text:style-name="T4"><text:s text:c="12"/></text:span><text:span text:style-name="T3">if</text:span><text:span text:style-name="T4"> (</text:span><text:span text:style-name="T11">sendBeacons</text:span><text:span text:style-name="T4">) {</text:span></text:p>
      <text:p text:style-name="P1"><text:span text:style-name="T4"><text:s text:c="16"/></text:span><text:span text:style-name="T10">scheduleAt</text:span><text:span text:style-name="T4">(firstBeacon, </text:span><text:span text:style-name="T11">sendBeaconEvt</text:span><text:span text:style-name="T4">);</text:span></text:p>
      <text:p text:style-name="P1"><text:span text:style-name="T4"><text:s text:c="12"/>}</text:span></text:p>
      <text:p text:style-name="P1"><text:span text:style-name="T4"><text:s text:c="8"/>}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9">simtime_t</text:span><text:span text:style-name="T4"> </text:span><text:span text:style-name="T5">DemoBaseApplLayer::computeAsynchronousSendingTime</text:span><text:span text:style-name="T4">(</text:span><text:span text:style-name="T9">simtime_t</text:span><text:span text:style-name="T4"> interval, </text:span><text:span text:style-name="T9">ChannelType</text:span><text:span text:style-name="T4"> chan)</text:span></text:p>
      <text:p text:style-name="P1"><text:span text:style-name="T4">{</text:span></text:p>
      <text:p text:style-name="P2"/>
      <text:p text:style-name="P2"/>
      <text:p text:style-name="P1"><text:span text:style-name="T4"><text:s text:c="5"/></text:span><text:span text:style-name="T1">/*</text:span></text:p>
      <text:p text:style-name="P1"><text:span text:style-name="T1"><text:s text:c="6"/>*avoid that periodic messages for one channel type are scheduled in the other channel interval</text:span></text:p>
      <text:p text:style-name="P1"><text:span text:style-name="T1"><text:s text:c="6"/>* when alternate access is enabled in the MAC</text:span></text:p>
      <text:p text:style-name="P1"><text:span text:style-name="T1"><text:s text:c="6"/>*/</text:span></text:p>
      <text:p text:style-name="P2"/>
      <text:p text:style-name="P2"/>
      <text:p text:style-name="P1"><text:span text:style-name="T4"><text:s text:c="4"/></text:span><text:span text:style-name="T9">simtime_t</text:span><text:span text:style-name="T4"> randomOffset = dblrand() * interval;</text:span></text:p>
      <text:p text:style-name="P1"><text:span text:style-name="T4"><text:s text:c="4"/></text:span><text:span text:style-name="T9">simtime_t</text:span><text:span text:style-name="T4"> firstEvent;</text:span></text:p>
      <text:p text:style-name="P1"><text:span text:style-name="T4"><text:s text:c="4"/></text:span><text:span text:style-name="T9">simtime_t</text:span><text:span text:style-name="T4"> switchingInterval = </text:span><text:span text:style-name="T11">mac</text:span><text:span text:style-name="T4">-&gt;getSwitchingInterval(); </text:span><text:span text:style-name="T1">// usually 0.050s</text:span></text:p>
      <text:p text:style-name="P1"><text:span text:style-name="T4"><text:s text:c="4"/></text:span><text:span text:style-name="T9">simtime_t</text:span><text:span text:style-name="T4"> nextCCH;</text:span></text:p>
      <text:p text:style-name="P2"/>
      <text:p text:style-name="P2"/>
      <text:p text:style-name="P1"><text:span text:style-name="T4"><text:s text:c="5"/></text:span><text:span text:style-name="T1">/*</text:span></text:p>
      <text:p text:style-name="P1"><text:span text:style-name="T1"><text:s text:c="5"/>* start event earliest in next CCH (or SCH) interval. For alignment, first find the next CCH interval</text:span></text:p>
      <text:p text:style-name="P1"><text:span text:style-name="T1"><text:s text:c="5"/>* To find out next CCH, go back to start of current interval and add two or one intervals</text:span></text:p>
      <text:p text:style-name="P1"><text:span text:style-name="T1"><text:s text:c="5"/>* depending on type of current interval</text:span></text:p>
      <text:p text:style-name="P1"><text:span text:style-name="T1"><text:s text:c="5"/>* */</text:span></text:p>
      <text:p text:style-name="P2"/>
      <text:p text:style-name="P2"/>
      <text:p text:style-name="P1"><text:span text:style-name="T4"><text:s text:c="4"/></text:span><text:span text:style-name="T3">if</text:span><text:span text:style-name="T4"> (</text:span><text:span text:style-name="T11">mac</text:span><text:span text:style-name="T4">-&gt;isCurrentChannelCCH()) {</text:span></text:p>
      <text:p text:style-name="P1"><text:span text:style-name="T4"><text:s text:c="8"/>nextCCH = simTime() - </text:span><text:span text:style-name="T9">SimTime</text:span><text:span text:style-name="T4">().setRaw(simTime().raw() % switchingInterval.raw()) + switchingInterval * 2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nextCCH = simTime() - </text:span><text:span text:style-name="T9">SimTime</text:span><text:span text:style-name="T4">().setRaw(simTime().raw() % switchingInterval.raw()) + switchingInterval;</text:span></text:p>
      <text:p text:style-name="P1"><text:span text:style-name="T4"><text:s text:c="4"/>}</text:span></text:p>
      <text:p text:style-name="P2"/>
      <text:p text:style-name="P1"><text:span text:style-name="T4"><text:s text:c="4"/>firstEvent = nextCCH + randomOffset;</text:span></text:p>
      <text:p text:style-name="P2"/>
      <text:p text:style-name="P1"><text:span text:style-name="T4"><text:s text:c="4"/></text:span><text:span text:style-name="T1">// check if firstEvent lies within the correct interval and, if not, move to previous interval</text:span></text:p>
      <text:p text:style-name="P2"/>
      <text:p text:style-name="P1"><text:span text:style-name="T4"><text:s text:c="4"/></text:span><text:span text:style-name="T3">if</text:span><text:span text:style-name="T4"> (firstEvent.raw() % (2 * switchingInterval.raw()) &gt; switchingInterval.raw()) {</text:span></text:p>
      <text:p text:style-name="P1"><text:span text:style-name="T4"><text:s text:c="8"/></text:span><text:span text:style-name="T1">// firstEvent is within a </text:span><text:span text:style-name="T2">sch</text:span><text:span text:style-name="T1"> interval</text:span></text:p>
      <text:p text:style-name="P1"><text:span text:style-name="T4"><text:s text:c="8"/></text:span><text:span text:style-name="T3">if</text:span><text:span text:style-name="T4"> (chan == </text:span><text:span text:style-name="T9">ChannelType</text:span><text:span text:style-name="T4">::</text:span><text:span text:style-name="T12">control</text:span><text:span text:style-name="T4">) firstEvent -= switchingInterval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1">// firstEvent is within a </text:span><text:span text:style-name="T2">cch</text:span><text:span text:style-name="T1"> interval, so adjust for SCH messages</text:span></text:p>
      <text:p text:style-name="P1"><text:span text:style-name="T4"><text:s text:c="8"/></text:span><text:span text:style-name="T3">if</text:span><text:span text:style-name="T4"> (chan == </text:span><text:span text:style-name="T9">ChannelType</text:span><text:span text:style-name="T4">::</text:span><text:span text:style-name="T12">service</text:span><text:span text:style-name="T4">) firstEvent += switchingInterval;</text:span></text:p>
      <text:p text:style-name="P1"><text:span text:style-name="T4"><text:s text:c="4"/>}</text:span></text:p>
      <text:p text:style-name="P2"/>
      <text:p text:style-name="P1"><text:soft-page-break/><text:span text:style-name="T4"><text:s text:c="4"/></text:span><text:span text:style-name="T3">return</text:span><text:span text:style-name="T4"> firstEvent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populateWSM</text:span><text:span text:style-name="T4">(</text:span><text:span text:style-name="T9">BaseFrame1609_4</text:span><text:span text:style-name="T4">* wsm, </text:span><text:span text:style-name="T9">LAddress</text:span><text:span text:style-name="T4">::</text:span><text:span text:style-name="T9">L2Type</text:span><text:span text:style-name="T4"> rcvId, </text:span><text:span text:style-name="T3">int</text:span><text:span text:style-name="T4"> serial)</text:span></text:p>
      <text:p text:style-name="P1"><text:span text:style-name="T4">{</text:span></text:p>
      <text:p text:style-name="P1"><text:span text:style-name="T4"><text:s text:c="4"/>wsm-&gt;setRecipientAddress(rcvId);</text:span></text:p>
      <text:p text:style-name="P1"><text:span text:style-name="T4"><text:s text:c="4"/>wsm-&gt;</text:span><text:span text:style-name="T10">setBitLength</text:span><text:span text:style-name="T4">(</text:span><text:span text:style-name="T11">headerLength</text:span><text:span text:style-name="T4">);</text:span></text:p>
      <text:p text:style-name="P2"/>
      <text:p text:style-name="P1"><text:span text:style-name="T4"><text:s text:c="4"/></text:span><text:span text:style-name="T3">if</text:span><text:span text:style-name="T4"> (</text:span><text:span text:style-name="T9">DemoSafetyMessage</text:span><text:span text:style-name="T4">* bsm = </text:span><text:span text:style-name="T3">dynamic_cast</text:span><text:span text:style-name="T4">&lt;</text:span><text:span text:style-name="T9">DemoSafetyMessage</text:span><text:span text:style-name="T4">*&gt;(wsm)) {</text:span></text:p>
      <text:p text:style-name="P1"><text:span text:style-name="T4"><text:s text:c="8"/>std::</text:span><text:span text:style-name="T9">string</text:span><text:span text:style-name="T4"> vehicleId = </text:span><text:span text:style-name="T11">mobility</text:span><text:span text:style-name="T4">-&gt;getExternalId(); </text:span><text:span text:style-name="T1">//Added line by me</text:span></text:p>
      <text:p text:style-name="P1"><text:span text:style-name="T4"><text:s text:c="8"/>veins::</text:span><text:span text:style-name="T9">TraCICommandInterface</text:span><text:span text:style-name="T4">::</text:span><text:span text:style-name="T9">Vehicle</text:span><text:span text:style-name="T4"> veh= </text:span><text:span text:style-name="T11">traci</text:span><text:span text:style-name="T4">-&gt;vehicle(vehicleId);</text:span></text:p>
      <text:p text:style-name="P2"/>
      <text:p text:style-name="P1"><text:span text:style-name="T4"><text:s text:c="8"/>std::</text:span><text:span text:style-name="T9">mt19937</text:span><text:span text:style-name="T4"> gen(std::</text:span><text:span text:style-name="T10">time</text:span><text:span text:style-name="T4">(0));</text:span></text:p>
      <text:p text:style-name="P1"><text:span text:style-name="T4"><text:s text:c="8"/>std::</text:span><text:span text:style-name="T9">uniform_int_distribution</text:span><text:span text:style-name="T4">&lt;&gt;dis(300, 320);</text:span></text:p>
      <text:p text:style-name="P2"/>
      <text:p text:style-name="P1"><text:span text:style-name="T4"><text:s text:c="8"/></text:span><text:span text:style-name="T3">int</text:span><text:span text:style-name="T4"> vehicleIdtoInt <text:s/>= std::stoi(vehicleId);</text:span></text:p>
      <text:p text:style-name="P1"><text:span text:style-name="T4"><text:s text:c="8"/></text:span><text:span text:style-name="T12">vehicleIDY</text:span><text:span text:style-name="T4">.push_back(vehicleIdtoInt);</text:span></text:p>
      <text:p text:style-name="P2"/>
      <text:p text:style-name="P1"><text:span text:style-name="T4"><text:s text:c="8"/></text:span><text:span text:style-name="T9">random_device</text:span><text:span text:style-name="T4"> rd;</text:span></text:p>
      <text:p text:style-name="P1"><text:span text:style-name="T4"><text:s text:c="8"/></text:span><text:span text:style-name="T9">mt19937</text:span><text:span text:style-name="T4"> g(rd());</text:span></text:p>
      <text:p text:style-name="P2"/>
      <text:p text:style-name="P1"><text:span text:style-name="T4"><text:s text:c="8"/></text:span><text:span text:style-name="T1">//shuffle(vehicleIDY.begin(), vehicleIDY.end(), g);</text:span></text:p>
      <text:p text:style-name="P1"><text:span text:style-name="T4"><text:s text:c="8"/></text:span><text:span text:style-name="T9">size_t</text:span><text:span text:style-name="T4"> vehicleIDY_totalsize = </text:span><text:span text:style-name="T12">vehicleIDY</text:span><text:span text:style-name="T4">.size();</text:span></text:p>
      <text:p text:style-name="P2"/>
      <text:p text:style-name="P1"><text:span text:style-name="T4"><text:s text:c="8"/></text:span><text:span text:style-name="T9">size_t</text:span><text:span text:style-name="T4"> first =std::</text:span><text:span text:style-name="T10">ceil</text:span><text:span text:style-name="T4">(vehicleIDY_totalsize * 0.15);</text:span></text:p>
      <text:p text:style-name="P1"><text:span text:style-name="T4"><text:s text:c="8"/></text:span><text:span text:style-name="T9">size_t</text:span><text:span text:style-name="T4"> second =std::</text:span><text:span text:style-name="T10">ceil</text:span><text:span text:style-name="T4">(vehicleIDY_totalsize * 0.15);</text:span></text:p>
      <text:p text:style-name="P1"><text:span text:style-name="T4"><text:s text:c="8"/></text:span><text:span text:style-name="T9">size_t</text:span><text:span text:style-name="T4"> third =std::</text:span><text:span text:style-name="T10">ceil</text:span><text:span text:style-name="T4">(vehicleIDY_totalsize * 0.15);</text:span></text:p>
      <text:p text:style-name="P1"><text:span text:style-name="T4"><text:s text:c="8"/></text:span><text:span text:style-name="T9">size_t</text:span><text:span text:style-name="T4"> fourth =std::</text:span><text:span text:style-name="T10">ceil</text:span><text:span text:style-name="T4">(vehicleIDY_totalsize * 0.10);</text:span></text:p>
      <text:p text:style-name="P1"><text:span text:style-name="T4"><text:s text:c="8"/></text:span><text:span text:style-name="T9">size_t</text:span><text:span text:style-name="T4"> five =std::</text:span><text:span text:style-name="T10">ceil</text:span><text:span text:style-name="T4">(vehicleIDY_totalsize * 0.15);</text:span></text:p>
      <text:p text:style-name="P1"><text:span text:style-name="T4"><text:s text:c="8"/></text:span><text:span text:style-name="T9">size_t</text:span><text:span text:style-name="T4"> six =std::</text:span><text:span text:style-name="T10">ceil</text:span><text:span text:style-name="T4">(vehicleIDY_totalsize * 0.15);</text:span></text:p>
      <text:p text:style-name="P1"><text:span text:style-name="T4"><text:s text:c="8"/></text:span><text:span text:style-name="T9">size_t</text:span><text:span text:style-name="T4"> eight =std::</text:span><text:span text:style-name="T10">ceil</text:span><text:span text:style-name="T4">(vehicleIDY_totalsize * 0.15);</text:span></text:p>
      <text:p text:style-name="P2"/>
      <text:p text:style-name="P2"/>
      <text:p text:style-name="P1"><text:span text:style-name="T4"><text:s text:c="8"/></text:span><text:span text:style-name="T3">struct</text:span><text:span text:style-name="T4"> </text:span><text:span text:style-name="T9">clusterWithId</text:span><text:span text:style-name="T4">{</text:span></text:p>
      <text:p text:style-name="P1"><text:span text:style-name="T4"><text:s text:c="12"/>std::</text:span><text:span text:style-name="T9">vector</text:span><text:span text:style-name="T4">&lt;</text:span><text:span text:style-name="T3">int</text:span><text:span text:style-name="T4">&gt;</text:span><text:span text:style-name="T11">data</text:span><text:span text:style-name="T4">;</text:span></text:p>
      <text:p text:style-name="P1"><text:span text:style-name="T4"><text:s text:c="12"/></text:span><text:span text:style-name="T3">int</text:span><text:span text:style-name="T4"> </text:span><text:span text:style-name="T11">id</text:span><text:span text:style-name="T4">;</text:span></text:p>
      <text:p text:style-name="P1"><text:span text:style-name="T4"><text:s text:c="8"/>};</text:span></text:p>
      <text:p text:style-name="P2"/>
      <text:p text:style-name="P1"><text:span text:style-name="T4"><text:s text:c="8"/></text:span><text:span text:style-name="T9">clusterWithId</text:span><text:span text:style-name="T4"> cluster1;</text:span></text:p>
      <text:p text:style-name="P1"><text:span text:style-name="T4"><text:s text:c="8"/>cluster1.</text:span><text:span text:style-name="T11">data</text:span><text:span text:style-name="T4"> ={</text:span><text:span text:style-name="T12">vehicleIDY</text:span><text:span text:style-name="T4">.begin(), </text:span><text:span text:style-name="T12">vehicleIDY</text:span><text:span text:style-name="T4">.begin()+ first};</text:span></text:p>
      <text:p text:style-name="P1"><text:span text:style-name="T4"><text:s text:c="8"/>cluster1.</text:span><text:span text:style-name="T11">id</text:span><text:span text:style-name="T4"> =1;</text:span></text:p>
      <text:p text:style-name="P2"/>
      <text:p text:style-name="P1"><text:span text:style-name="T4"><text:s text:c="8"/></text:span><text:span text:style-name="T9">clusterWithId</text:span><text:span text:style-name="T4"> cluster2;</text:span></text:p>
      <text:p text:style-name="P1"><text:span text:style-name="T4"><text:s text:c="8"/>cluster2.</text:span><text:span text:style-name="T11">data</text:span><text:span text:style-name="T4"> ={</text:span><text:span text:style-name="T12">vehicleIDY</text:span><text:span text:style-name="T4">.begin()+ first, </text:span><text:span text:style-name="T12">vehicleIDY</text:span><text:span text:style-name="T4">.begin()+ first+second};</text:span></text:p>
      <text:p text:style-name="P1"><text:span text:style-name="T4"><text:s text:c="8"/>cluster2.</text:span><text:span text:style-name="T11">id</text:span><text:span text:style-name="T4"> =2;</text:span></text:p>
      <text:p text:style-name="P2"/>
      <text:p text:style-name="P1"><text:span text:style-name="T4"><text:s text:c="8"/></text:span><text:span text:style-name="T9">clusterWithId</text:span><text:span text:style-name="T4"> cluster3;</text:span></text:p>
      <text:p text:style-name="P1"><text:span text:style-name="T4"><text:s text:c="8"/>cluster3.</text:span><text:span text:style-name="T11">data</text:span><text:span text:style-name="T4"> ={</text:span><text:span text:style-name="T12">vehicleIDY</text:span><text:span text:style-name="T4">.begin()+ first+second, </text:span><text:span text:style-name="T12">vehicleIDY</text:span><text:span text:style-name="T4">.begin()+ first+second+third};</text:span></text:p>
      <text:p text:style-name="P1"><text:span text:style-name="T4"><text:s text:c="8"/>cluster3.</text:span><text:span text:style-name="T11">id</text:span><text:span text:style-name="T4"> =3;</text:span></text:p>
      <text:p text:style-name="P2"/>
      <text:p text:style-name="P1"><text:span text:style-name="T4"><text:s text:c="8"/></text:span><text:span text:style-name="T9">clusterWithId</text:span><text:span text:style-name="T4"> cluster4;</text:span></text:p>
      <text:p text:style-name="P1"><text:span text:style-name="T4"><text:s text:c="8"/>cluster4.</text:span><text:span text:style-name="T11">data</text:span><text:span text:style-name="T4"> ={</text:span><text:span text:style-name="T12">vehicleIDY</text:span><text:span text:style-name="T4">.begin()+ first+second+third, </text:span><text:span text:style-name="T12">vehicleIDY</text:span><text:span text:style-name="T4">.begin()+ first+second+third+fourth};</text:span></text:p>
      <text:p text:style-name="P1"><text:span text:style-name="T4"><text:s text:c="8"/>cluster4.</text:span><text:span text:style-name="T11">id</text:span><text:span text:style-name="T4"> =4;</text:span></text:p>
      <text:p text:style-name="P2"/>
      <text:p text:style-name="P1"><text:span text:style-name="T4"><text:s text:c="8"/></text:span><text:span text:style-name="T9">clusterWithId</text:span><text:span text:style-name="T4"> cluster5;</text:span></text:p>
      <text:p text:style-name="P1"><text:span text:style-name="T4"><text:s text:c="8"/>cluster5.</text:span><text:span text:style-name="T11">data</text:span><text:span text:style-name="T4"> ={</text:span><text:span text:style-name="T12">vehicleIDY</text:span><text:span text:style-name="T4">.begin()+ first+second+third+fourth, </text:span><text:span text:style-name="T12">vehicleIDY</text:span><text:span text:style-name="T4">.begin()+ first+second+third+fourth+five};</text:span></text:p>
      <text:p text:style-name="P1"><text:span text:style-name="T4"><text:s text:c="8"/>cluster5.</text:span><text:span text:style-name="T11">id</text:span><text:span text:style-name="T4"> =5;</text:span></text:p>
      <text:p text:style-name="P2"><text:soft-page-break/></text:p>
      <text:p text:style-name="P1"><text:span text:style-name="T4"><text:s text:c="8"/></text:span><text:span text:style-name="T9">clusterWithId</text:span><text:span text:style-name="T4"> cluster6;</text:span></text:p>
      <text:p text:style-name="P1"><text:span text:style-name="T4"><text:s text:c="8"/>cluster6.</text:span><text:span text:style-name="T11">data</text:span><text:span text:style-name="T4"> ={</text:span><text:span text:style-name="T12">vehicleIDY</text:span><text:span text:style-name="T4">.begin()+ first+second+third+fourth+five, </text:span><text:span text:style-name="T12">vehicleIDY</text:span><text:span text:style-name="T4">.begin()+ first+second+third+fourth+five+six};</text:span></text:p>
      <text:p text:style-name="P1"><text:span text:style-name="T4"><text:s text:c="8"/>cluster6.</text:span><text:span text:style-name="T11">id</text:span><text:span text:style-name="T4"> =6;</text:span></text:p>
      <text:p text:style-name="P2"/>
      <text:p text:style-name="P1"><text:span text:style-name="T4"><text:s text:c="8"/></text:span><text:span text:style-name="T9">clusterWithId</text:span><text:span text:style-name="T4"> cluster7;</text:span></text:p>
      <text:p text:style-name="P1"><text:span text:style-name="T4"><text:s text:c="8"/>cluster7.</text:span><text:span text:style-name="T11">data</text:span><text:span text:style-name="T4"> ={</text:span><text:span text:style-name="T12">vehicleIDY</text:span><text:span text:style-name="T4">.begin()+ first+second+third+fourth+five+six, </text:span><text:span text:style-name="T12">vehicleIDY</text:span><text:span text:style-name="T4">.begin()+ first+second+third+fourth+five+six+eight};</text:span></text:p>
      <text:p text:style-name="P1"><text:span text:style-name="T4"><text:s text:c="8"/>cluster7.</text:span><text:span text:style-name="T11">id</text:span><text:span text:style-name="T4"> =7;</text:span></text:p>
      <text:p text:style-name="P2"/>
      <text:p text:style-name="P2"/>
      <text:p text:style-name="P1"><text:span text:style-name="T4"><text:s text:c="8"/>shuffle(cluster1.</text:span><text:span text:style-name="T11">data</text:span><text:span text:style-name="T4">.begin(), cluster1.</text:span><text:span text:style-name="T11">data</text:span><text:span text:style-name="T4">.end(), g);</text:span></text:p>
      <text:p text:style-name="P1"><text:span text:style-name="T4"><text:s text:c="8"/>shuffle(cluster2.</text:span><text:span text:style-name="T11">data</text:span><text:span text:style-name="T4">.begin(), cluster2.</text:span><text:span text:style-name="T11">data</text:span><text:span text:style-name="T4">.end(), g);</text:span></text:p>
      <text:p text:style-name="P1"><text:span text:style-name="T4"><text:s text:c="8"/>shuffle(cluster3.</text:span><text:span text:style-name="T11">data</text:span><text:span text:style-name="T4">.begin(), cluster3.</text:span><text:span text:style-name="T11">data</text:span><text:span text:style-name="T4">.end(), g);</text:span></text:p>
      <text:p text:style-name="P1"><text:span text:style-name="T4"><text:s text:c="8"/>shuffle(cluster4.</text:span><text:span text:style-name="T11">data</text:span><text:span text:style-name="T4">.begin(), cluster4.</text:span><text:span text:style-name="T11">data</text:span><text:span text:style-name="T4">.end(), g);</text:span></text:p>
      <text:p text:style-name="P1"><text:span text:style-name="T4"><text:s text:c="8"/>shuffle(cluster5.</text:span><text:span text:style-name="T11">data</text:span><text:span text:style-name="T4">.begin(), cluster5.</text:span><text:span text:style-name="T11">data</text:span><text:span text:style-name="T4">.end(), g);</text:span></text:p>
      <text:p text:style-name="P1"><text:span text:style-name="T4"><text:s text:c="8"/>shuffle(cluster6.</text:span><text:span text:style-name="T11">data</text:span><text:span text:style-name="T4">.begin(), cluster6.</text:span><text:span text:style-name="T11">data</text:span><text:span text:style-name="T4">.end(), g);</text:span></text:p>
      <text:p text:style-name="P1"><text:span text:style-name="T4"><text:s text:c="8"/>shuffle(cluster7.</text:span><text:span text:style-name="T11">data</text:span><text:span text:style-name="T4">.begin(), cluster7.</text:span><text:span text:style-name="T11">data</text:span><text:span text:style-name="T4">.end(), g);</text:span></text:p>
      <text:p text:style-name="P2"/>
      <text:p text:style-name="P1"><text:span text:style-name="T4"><text:s text:c="8"/></text:span><text:span text:style-name="T3">int</text:span><text:span text:style-name="T4"> centerClusterIndex1 = </text:span><text:span text:style-name="T3">static_cast</text:span><text:span text:style-name="T4">&lt;</text:span><text:span text:style-name="T3">int</text:span><text:span text:style-name="T4">&gt;(cluster1.</text:span><text:span text:style-name="T11">data</text:span><text:span text:style-name="T4">.size()/2);</text:span></text:p>
      <text:p text:style-name="P1"><text:span text:style-name="T4"><text:s text:c="8"/></text:span><text:span text:style-name="T3">auto</text:span><text:span text:style-name="T4"> centerClusterIndex2 = cluster2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3 = cluster3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4 = cluster4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5 = cluster5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6 = cluster6.</text:span><text:span text:style-name="T11">data</text:span><text:span text:style-name="T4">.size()/2;</text:span></text:p>
      <text:p text:style-name="P1"><text:span text:style-name="T4"><text:s text:c="8"/></text:span><text:span text:style-name="T3">auto</text:span><text:span text:style-name="T4"> centerClusterIndex7 = cluster7.</text:span><text:span text:style-name="T11">data</text:span><text:span text:style-name="T4">.size()/2;</text:span></text:p>
      <text:p text:style-name="P2"/>
      <text:p text:style-name="P2"/>
      <text:p text:style-name="P1"><text:span text:style-name="T4"><text:s text:c="8"/></text:span><text:span text:style-name="T9">size_t</text:span><text:span text:style-name="T4"> currentIndex1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1.</text:span><text:span text:style-name="T11">data</text:span><text:span text:style-name="T4">){</text:span></text:p>
      <text:p text:style-name="P1"><text:span text:style-name="T4"><text:s text:c="12"/></text:span><text:span text:style-name="T3">if</text:span><text:span text:style-name="T4"> (currentIndex1 == centerClusterIndex1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0"/></text:span><text:span text:style-name="T3">if</text:span><text:span text:style-name="T4"> (i==0){</text:span></text:p>
      <text:p text:style-name="P1"><text:span text:style-name="T4"><text:s text:c="24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24"/></text:span><text:span text:style-name="T12">speedValues</text:span><text:span text:style-name="T4">.push_back(vehicleSpeed);</text:span></text:p>
      <text:p text:style-name="P1"><text:span text:style-name="T4"><text:s text:c="24"/></text:span><text:span text:style-name="T12">nodeIds</text:span><text:span text:style-name="T4">.push_back(node);</text:span></text:p>
      <text:p text:style-name="P1"><text:span text:style-name="T4"><text:s text:c="24"/>bsm-&gt;setVehicleSpeed(vehicleSpeed);</text:span></text:p>
      <text:p text:style-name="P1"><text:span text:style-name="T4"><text:s text:c="24"/></text:span><text:span text:style-name="T12">node_speed3</text:span><text:span text:style-name="T4">[8][node]=vehicleSpeed;</text:span></text:p>
      <text:p text:style-name="P1"><text:span text:style-name="T4"><text:s text:c="24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2"/>
      <text:p text:style-name="P1"><text:span text:style-name="T4"><text:s text:c="20"/>}</text:span></text:p>
      <text:p text:style-name="P1"><text:span text:style-name="T4"><text:s text:c="20"/></text:span><text:span text:style-name="T3">else</text:span><text:span text:style-name="T4">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8][node+i+350]=vehicleSpeed;</text:span></text:p>
      <text:p text:style-name="P1"><text:span text:style-name="T4"><text:s text:c="16"/>std::cout&lt;&lt; </text:span><text:span text:style-name="T7">"Node "</text:span><text:span text:style-name="T4"> &lt;&lt; node+i+35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2"/>
      <text:p text:style-name="P1"><text:span text:style-name="T4"><text:s text:c="12"/>}</text:span></text:p>
      <text:p text:style-name="P2"/>
      <text:p text:style-name="P1"><text:span text:style-name="T4"><text:s text:c="12"/></text:span><text:span text:style-name="T3">else</text:span><text:span text:style-name="T4"> {</text:span></text:p>
      <text:p text:style-name="P1"><text:span text:style-name="T4"><text:s text:c="12"/></text:span><text:span text:style-name="T3">auto</text:span><text:span text:style-name="T4"> vehicleSpeed = </text:span><text:span text:style-name="T10">rand</text:span><text:span text:style-name="T4">()% 3 + 20;</text:span></text:p>
      <text:p text:style-name="P1"><text:span text:style-name="T4"><text:s text:c="12"/></text:span><text:span text:style-name="T12">speedValues</text:span><text:span text:style-name="T4">.push_back(vehicleSpeed);</text:span></text:p>
      <text:p text:style-name="P1"><text:span text:style-name="T4"><text:s text:c="12"/></text:span><text:span text:style-name="T12">nodeIds</text:span><text:span text:style-name="T4">.push_back(node);</text:span></text:p>
      <text:p text:style-name="P1"><text:span text:style-name="T4"><text:s text:c="12"/>bsm-&gt;setVehicleSpeed(vehicleSpeed);</text:span></text:p>
      <text:p text:style-name="P1"><text:span text:style-name="T4"><text:s text:c="12"/></text:span><text:span text:style-name="T12">node_speed3</text:span><text:span text:style-name="T4">[cluster1.</text:span><text:span text:style-name="T11">id</text:span><text:span text:style-name="T4">][node]=vehicleSpeed;</text:span></text:p>
      <text:p text:style-name="P1"><text:soft-page-break/><text:span text:style-name="T4"><text:s text:c="12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2"/>}</text:span></text:p>
      <text:p text:style-name="P1"><text:span text:style-name="T4"><text:s text:c="12"/>++currentIndex1;</text:span></text:p>
      <text:p text:style-name="P1"><text:span text:style-name="T4"><text:s text:c="8"/>}</text:span></text:p>
      <text:p text:style-name="P1"><text:span text:style-name="T4"><text:s text:c="8"/>cout&lt;&lt;std::</text:span><text:span text:style-name="T10">endl</text:span><text:span text:style-name="T4">;</text:span></text:p>
      <text:p text:style-name="P2"/>
      <text:p text:style-name="P1"><text:span text:style-name="T4"><text:s text:c="8"/></text:span><text:span text:style-name="T9">size_t</text:span><text:span text:style-name="T4"> currentIndex2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2.</text:span><text:span text:style-name="T11">data</text:span><text:span text:style-name="T4">){</text:span></text:p>
      <text:p text:style-name="P1"><text:span text:style-name="T4"><text:s text:c="12"/></text:span><text:span text:style-name="T3">if</text:span><text:span text:style-name="T4"> (currentIndex2 == centerClusterIndex2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0"/></text:span><text:span text:style-name="T3">if</text:span><text:span text:style-name="T4"> (i==0){</text:span></text:p>
      <text:p text:style-name="P1"><text:span text:style-name="T4"><text:s text:c="22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22"/></text:span><text:span text:style-name="T12">speedValues</text:span><text:span text:style-name="T4">.push_back(vehicleSpeed);</text:span></text:p>
      <text:p text:style-name="P1"><text:span text:style-name="T4"><text:s text:c="22"/></text:span><text:span text:style-name="T12">nodeIds</text:span><text:span text:style-name="T4">.push_back(node);</text:span></text:p>
      <text:p text:style-name="P1"><text:span text:style-name="T4"><text:s text:c="22"/>bsm-&gt;setVehicleSpeed(vehicleSpeed);</text:span></text:p>
      <text:p text:style-name="P1"><text:span text:style-name="T4"><text:s text:c="22"/></text:span><text:span text:style-name="T12">node_speed3</text:span><text:span text:style-name="T4">[8][node]=vehicleSpeed;</text:span></text:p>
      <text:p text:style-name="P1"><text:span text:style-name="T4"><text:s text:c="22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6"/>}</text:span><text:span text:style-name="T3">else</text:span><text:span text:style-name="T4">{</text:span></text:p>
      <text:p text:style-name="P1"><text:span text:style-name="T4"><text:s text:c="20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20"/></text:span><text:span text:style-name="T12">speedValues</text:span><text:span text:style-name="T4">.push_back(vehicleSpeed);</text:span></text:p>
      <text:p text:style-name="P1"><text:span text:style-name="T4"><text:s text:c="20"/></text:span><text:span text:style-name="T12">nodeIds</text:span><text:span text:style-name="T4">.push_back(node);</text:span></text:p>
      <text:p text:style-name="P1"><text:span text:style-name="T4"><text:s text:c="20"/>bsm-&gt;setVehicleSpeed(vehicleSpeed);</text:span></text:p>
      <text:p text:style-name="P1"><text:span text:style-name="T4"><text:s text:c="20"/></text:span><text:span text:style-name="T12">node_speed3</text:span><text:span text:style-name="T4">[8][node+i+400]=vehicleSpeed;</text:span></text:p>
      <text:p text:style-name="P1"><text:span text:style-name="T4"><text:s text:c="20"/></text:span><text:span text:style-name="T1">//node_speed3[1][node+i+400]=vehicleSpeed;</text:span></text:p>
      <text:p text:style-name="P1"><text:span text:style-name="T4"><text:s text:c="20"/>std::cout&lt;&lt; </text:span><text:span text:style-name="T7">"Node "</text:span><text:span text:style-name="T4"> &lt;&lt; node+i+40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1"><text:span text:style-name="T4"><text:s text:c="12"/>}</text:span></text:p>
      <text:p text:style-name="P1"><text:span text:style-name="T4"><text:s text:c="11"/></text:span><text:span text:style-name="T3">else</text:span><text:span text:style-name="T4"> 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 % 3 + 25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cluster2.</text:span><text:span text:style-name="T11">id</text:span><text:span text:style-name="T4">][node]=vehicleSpeed;</text:span></text:p>
      <text:p text:style-name="P1"><text:span text:style-name="T4"><text:s text:c="16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2"/>}</text:span></text:p>
      <text:p text:style-name="P1"><text:span text:style-name="T4"><text:s text:c="12"/>++currentIndex2;</text:span></text:p>
      <text:p text:style-name="P1"><text:span text:style-name="T4"><text:s text:c="8"/>}</text:span></text:p>
      <text:p text:style-name="P1"><text:span text:style-name="T4"><text:s text:c="8"/>cout&lt;&lt;std::</text:span><text:span text:style-name="T10">endl</text:span><text:span text:style-name="T4">;</text:span></text:p>
      <text:p text:style-name="P2"/>
      <text:p text:style-name="P1"><text:span text:style-name="T4"><text:s text:c="8"/></text:span><text:span text:style-name="T9">size_t</text:span><text:span text:style-name="T4"> currentIndex3 =0;</text:span></text:p>
      <text:p text:style-name="P1"><text:span text:style-name="T4"><text:s text:c="8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3.</text:span><text:span text:style-name="T11">data</text:span><text:span text:style-name="T4">){</text:span></text:p>
      <text:p text:style-name="P1"><text:span text:style-name="T4"><text:s text:c="12"/></text:span><text:span text:style-name="T3">if</text:span><text:span text:style-name="T4"> (currentIndex3 == centerClusterIndex3){</text:span></text:p>
      <text:p text:style-name="P1"><text:span text:style-name="T4"><text:s text:c="16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18"/></text:span><text:span text:style-name="T3">if</text:span><text:span text:style-name="T4"> (i==0){</text:span></text:p>
      <text:p text:style-name="P1"><text:span text:style-name="T4"><text:s text:c="24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24"/></text:span><text:span text:style-name="T12">speedValues</text:span><text:span text:style-name="T4">.push_back(vehicleSpeed);</text:span></text:p>
      <text:p text:style-name="P1"><text:span text:style-name="T4"><text:s text:c="24"/></text:span><text:span text:style-name="T12">nodeIds</text:span><text:span text:style-name="T4">.push_back(node);</text:span></text:p>
      <text:p text:style-name="P1"><text:span text:style-name="T4"><text:s text:c="24"/>bsm-&gt;setVehicleSpeed(vehicleSpeed);</text:span></text:p>
      <text:p text:style-name="P1"><text:span text:style-name="T4"><text:s text:c="24"/></text:span><text:span text:style-name="T12">node_speed3</text:span><text:span text:style-name="T4">[8][node]=vehicleSpeed;</text:span></text:p>
      <text:p text:style-name="P1"><text:span text:style-name="T4"><text:s text:c="24"/></text:span><text:span text:style-name="T1">//node_speed3[1][node]=vehicleSpeed;</text:span></text:p>
      <text:p text:style-name="P1"><text:span text:style-name="T4"><text:s text:c="24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 </text:span><text:span text:style-name="T3">else</text:span><text:span text:style-name="T4">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oft-page-break/><text:span text:style-name="T4"><text:s text:c="16"/></text:span><text:span text:style-name="T12">node_speed3</text:span><text:span text:style-name="T4">[8][node+i+450]=vehicleSpeed;</text:span></text:p>
      <text:p text:style-name="P1"><text:span text:style-name="T4"><text:s text:c="16"/></text:span><text:span text:style-name="T1">//node_speed3[1+ i + 500][node]=vehicleSpeed;</text:span></text:p>
      <text:p text:style-name="P1"><text:span text:style-name="T4"><text:s text:c="16"/>std::cout&lt;&lt; </text:span><text:span text:style-name="T7">"Node "</text:span><text:span text:style-name="T4"> &lt;&lt; node + i + 45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0"/>}</text:span></text:p>
      <text:p text:style-name="P1"><text:span text:style-name="T4"><text:s text:c="16"/>}</text:span></text:p>
      <text:p text:style-name="P1"><text:span text:style-name="T4"><text:s text:c="12"/>}</text:span><text:span text:style-name="T3">else</text:span><text:span text:style-name="T4"> {</text:span></text:p>
      <text:p text:style-name="P1"><text:span text:style-name="T4"><text:s text:c="16"/></text:span><text:span text:style-name="T3">auto</text:span><text:span text:style-name="T4"> vehicleSpeed = </text:span><text:span text:style-name="T10">rand</text:span><text:span text:style-name="T4">() % 3 + 30;</text:span></text:p>
      <text:p text:style-name="P1"><text:span text:style-name="T4"><text:s text:c="16"/></text:span><text:span text:style-name="T12">speedValues</text:span><text:span text:style-name="T4">.push_back(vehicleSpeed);</text:span></text:p>
      <text:p text:style-name="P1"><text:span text:style-name="T4"><text:s text:c="16"/></text:span><text:span text:style-name="T12">nodeIds</text:span><text:span text:style-name="T4">.push_back(node);</text:span></text:p>
      <text:p text:style-name="P1"><text:span text:style-name="T4"><text:s text:c="16"/>bsm-&gt;setVehicleSpeed(vehicleSpeed);</text:span></text:p>
      <text:p text:style-name="P1"><text:span text:style-name="T4"><text:s text:c="16"/></text:span><text:span text:style-name="T12">node_speed3</text:span><text:span text:style-name="T4">[cluster3.</text:span><text:span text:style-name="T11">id</text:span><text:span text:style-name="T4">][node]=vehicleSpeed;</text:span></text:p>
      <text:p text:style-name="P1"><text:span text:style-name="T4"><text:s text:c="16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2"/>}</text:span></text:p>
      <text:p text:style-name="P1"><text:span text:style-name="T4"><text:s text:c="11"/>++currentIndex3;</text:span></text:p>
      <text:p text:style-name="P1"><text:span text:style-name="T4"><text:s text:c="8"/>}</text:span></text:p>
      <text:p text:style-name="P1"><text:span text:style-name="T4"><text:s text:c="8"/>cout&lt;&lt;std::</text:span><text:span text:style-name="T10">endl</text:span><text:span text:style-name="T4">;</text:span></text:p>
      <text:p text:style-name="P2"/>
      <text:p text:style-name="P2"/>
      <text:p text:style-name="P1"><text:span text:style-name="T4"><text:s text:c="8"/></text:span><text:span text:style-name="T9">size_t</text:span><text:span text:style-name="T4"> currentIndex4 =0;</text:span></text:p>
      <text:p text:style-name="P1"><text:span text:style-name="T4"><text:s text:c="15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4.</text:span><text:span text:style-name="T11">data</text:span><text:span text:style-name="T4">){</text:span></text:p>
      <text:p text:style-name="P1"><text:span text:style-name="T4"><text:s text:c="19"/></text:span><text:span text:style-name="T3">if</text:span><text:span text:style-name="T4"> (currentIndex4 == centerClusterIndex4){</text:span></text:p>
      <text:p text:style-name="P1"><text:span text:style-name="T4"><text:s text:c="23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25"/></text:span><text:span text:style-name="T3">if</text:span><text:span text:style-name="T4"> (i==0){</text:span></text:p>
      <text:p text:style-name="P1"><text:span text:style-name="T4"><text:s text:c="31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31"/></text:span><text:span text:style-name="T12">speedValues</text:span><text:span text:style-name="T4">.push_back(vehicleSpeed);</text:span></text:p>
      <text:p text:style-name="P1"><text:span text:style-name="T4"><text:s text:c="31"/></text:span><text:span text:style-name="T12">nodeIds</text:span><text:span text:style-name="T4">.push_back(node);</text:span></text:p>
      <text:p text:style-name="P1"><text:span text:style-name="T4"><text:s text:c="31"/>bsm-&gt;setVehicleSpeed(vehicleSpeed);</text:span></text:p>
      <text:p text:style-name="P1"><text:span text:style-name="T4"><text:s text:c="31"/></text:span><text:span text:style-name="T12">node_speed3</text:span><text:span text:style-name="T4">[8][node]=vehicleSpeed;</text:span></text:p>
      <text:p text:style-name="P1"><text:span text:style-name="T4"><text:s text:c="31"/></text:span><text:span text:style-name="T1">//node_speed3[1][node]=vehicleSpeed;</text:span></text:p>
      <text:p text:style-name="P1"><text:span text:style-name="T4"><text:s text:c="30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7"/>}</text:span></text:p>
      <text:p text:style-name="P1"><text:span text:style-name="T4"><text:s text:c="25"/></text:span><text:span text:style-name="T3">else</text:span><text:span text:style-name="T4">{</text:span></text:p>
      <text:p text:style-name="P1"><text:span text:style-name="T4"><text:s text:c="23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23"/></text:span><text:span text:style-name="T12">speedValues</text:span><text:span text:style-name="T4">.push_back(vehicleSpeed);</text:span></text:p>
      <text:p text:style-name="P1"><text:span text:style-name="T4"><text:s text:c="23"/></text:span><text:span text:style-name="T12">nodeIds</text:span><text:span text:style-name="T4">.push_back(node);</text:span></text:p>
      <text:p text:style-name="P1"><text:span text:style-name="T4"><text:s text:c="23"/>bsm-&gt;setVehicleSpeed(vehicleSpeed);</text:span></text:p>
      <text:p text:style-name="P1"><text:span text:style-name="T4"><text:s text:c="23"/></text:span><text:span text:style-name="T12">node_speed3</text:span><text:span text:style-name="T4">[8][node + i + 500]=vehicleSpeed;</text:span></text:p>
      <text:p text:style-name="P1"><text:span text:style-name="T4"><text:s text:c="23"/></text:span><text:span text:style-name="T1">//node_speed3[1][node + i + 600]=vehicleSpeed;</text:span></text:p>
      <text:p text:style-name="P1"><text:span text:style-name="T4"><text:s text:c="22"/>std::cout&lt;&lt; </text:span><text:span text:style-name="T7">"Node "</text:span><text:span text:style-name="T4"> &lt;&lt; node + i + 50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27"/>}</text:span></text:p>
      <text:p text:style-name="P1"><text:span text:style-name="T4"><text:s text:c="23"/>}</text:span></text:p>
      <text:p text:style-name="P1"><text:span text:style-name="T4"><text:s text:c="19"/>}</text:span><text:span text:style-name="T3">else</text:span><text:span text:style-name="T4"> {</text:span></text:p>
      <text:p text:style-name="P1"><text:span text:style-name="T4"><text:s text:c="23"/></text:span><text:span text:style-name="T3">auto</text:span><text:span text:style-name="T4"> vehicleSpeed = </text:span><text:span text:style-name="T10">rand</text:span><text:span text:style-name="T4">() % 3 + 35;</text:span></text:p>
      <text:p text:style-name="P1"><text:span text:style-name="T4"><text:s text:c="23"/></text:span><text:span text:style-name="T12">speedValues</text:span><text:span text:style-name="T4">.push_back(vehicleSpeed);</text:span></text:p>
      <text:p text:style-name="P1"><text:span text:style-name="T4"><text:s text:c="23"/></text:span><text:span text:style-name="T12">nodeIds</text:span><text:span text:style-name="T4">.push_back(node);</text:span></text:p>
      <text:p text:style-name="P1"><text:span text:style-name="T4"><text:s text:c="23"/>bsm-&gt;setVehicleSpeed(vehicleSpeed);</text:span></text:p>
      <text:p text:style-name="P1"><text:span text:style-name="T4"><text:s text:c="23"/></text:span><text:span text:style-name="T12">node_speed3</text:span><text:span text:style-name="T4">[cluster4.</text:span><text:span text:style-name="T11">id</text:span><text:span text:style-name="T4">][node]=vehicleSpeed;</text:span></text:p>
      <text:p text:style-name="P1"><text:span text:style-name="T4"><text:s text:c="23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9"/>}</text:span></text:p>
      <text:p text:style-name="P1"><text:span text:style-name="T4"><text:s text:c="18"/>++currentIndex4;</text:span></text:p>
      <text:p text:style-name="P1"><text:span text:style-name="T4"><text:s text:c="15"/>}</text:span></text:p>
      <text:p text:style-name="P1"><text:span text:style-name="T4"><text:s text:c="15"/>cout&lt;&lt;std::</text:span><text:span text:style-name="T10">endl</text:span><text:span text:style-name="T4">;</text:span></text:p>
      <text:p text:style-name="P2"/>
      <text:p text:style-name="P2"/>
      <text:p text:style-name="P1"><text:span text:style-name="T4"><text:s text:c="15"/></text:span><text:span text:style-name="T9">size_t</text:span><text:span text:style-name="T4"> currentIndex5 =0;</text:span></text:p>
      <text:p text:style-name="P1"><text:span text:style-name="T4"><text:s text:c="3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5.</text:span><text:span text:style-name="T11">data</text:span><text:span text:style-name="T4">){</text:span></text:p>
      <text:p text:style-name="P1"><text:span text:style-name="T4"><text:s text:c="34"/></text:span><text:span text:style-name="T3">if</text:span><text:span text:style-name="T4"> (currentIndex5 == centerClusterIndex5){</text:span></text:p>
      <text:p text:style-name="P1"><text:soft-page-break/><text:span text:style-name="T4"><text:s text:c="38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40"/></text:span><text:span text:style-name="T3">if</text:span><text:span text:style-name="T4"> (i==0){</text:span></text:p>
      <text:p text:style-name="P1"><text:span text:style-name="T4"><text:s text:c="46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46"/></text:span><text:span text:style-name="T12">speedValues</text:span><text:span text:style-name="T4">.push_back(vehicleSpeed);</text:span></text:p>
      <text:p text:style-name="P1"><text:span text:style-name="T4"><text:s text:c="46"/></text:span><text:span text:style-name="T12">nodeIds</text:span><text:span text:style-name="T4">.push_back(node);</text:span></text:p>
      <text:p text:style-name="P1"><text:span text:style-name="T4"><text:s text:c="46"/>bsm-&gt;setVehicleSpeed(vehicleSpeed);</text:span></text:p>
      <text:p text:style-name="P1"><text:span text:style-name="T4"><text:s text:c="46"/></text:span><text:span text:style-name="T12">node_speed3</text:span><text:span text:style-name="T4">[8][node]=vehicleSpeed;</text:span></text:p>
      <text:p text:style-name="P1"><text:span text:style-name="T4"><text:s text:c="46"/></text:span><text:span text:style-name="T1">//node_speed3[1][node]=vehicleSpeed;</text:span></text:p>
      <text:p text:style-name="P1"><text:span text:style-name="T4"><text:s text:c="45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42"/>}</text:span></text:p>
      <text:p text:style-name="P1"><text:span text:style-name="T4"><text:s text:c="40"/></text:span><text:span text:style-name="T3">else</text:span><text:span text:style-name="T4">{</text:span></text:p>
      <text:p text:style-name="P1"><text:span text:style-name="T4"><text:s text:c="38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38"/></text:span><text:span text:style-name="T12">speedValues</text:span><text:span text:style-name="T4">.push_back(vehicleSpeed);</text:span></text:p>
      <text:p text:style-name="P1"><text:span text:style-name="T4"><text:s text:c="38"/></text:span><text:span text:style-name="T12">nodeIds</text:span><text:span text:style-name="T4">.push_back(node);</text:span></text:p>
      <text:p text:style-name="P1"><text:span text:style-name="T4"><text:s text:c="38"/>bsm-&gt;setVehicleSpeed(vehicleSpeed);</text:span></text:p>
      <text:p text:style-name="P1"><text:span text:style-name="T4"><text:s text:c="38"/></text:span><text:span text:style-name="T12">node_speed3</text:span><text:span text:style-name="T4">[8][node + i + 550]=vehicleSpeed;</text:span></text:p>
      <text:p text:style-name="P1"><text:span text:style-name="T4"><text:s text:c="38"/></text:span><text:span text:style-name="T1">//node_speed3[1][node + i + 600]=vehicleSpeed;</text:span></text:p>
      <text:p text:style-name="P1"><text:span text:style-name="T4"><text:s text:c="37"/>std::cout&lt;&lt; </text:span><text:span text:style-name="T7">"Node "</text:span><text:span text:style-name="T4"> &lt;&lt; node + i + 55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42"/>}</text:span></text:p>
      <text:p text:style-name="P1"><text:span text:style-name="T4"><text:s text:c="38"/>}</text:span></text:p>
      <text:p text:style-name="P1"><text:span text:style-name="T4"><text:s text:c="34"/>}</text:span><text:span text:style-name="T3">else</text:span><text:span text:style-name="T4"> {</text:span></text:p>
      <text:p text:style-name="P1"><text:span text:style-name="T4"><text:s text:c="38"/></text:span><text:span text:style-name="T3">auto</text:span><text:span text:style-name="T4"> vehicleSpeed = </text:span><text:span text:style-name="T10">rand</text:span><text:span text:style-name="T4">() % 3 + 40;</text:span></text:p>
      <text:p text:style-name="P1"><text:span text:style-name="T4"><text:s text:c="38"/></text:span><text:span text:style-name="T12">speedValues</text:span><text:span text:style-name="T4">.push_back(vehicleSpeed);</text:span></text:p>
      <text:p text:style-name="P1"><text:span text:style-name="T4"><text:s text:c="38"/></text:span><text:span text:style-name="T12">nodeIds</text:span><text:span text:style-name="T4">.push_back(node);</text:span></text:p>
      <text:p text:style-name="P1"><text:span text:style-name="T4"><text:s text:c="38"/>bsm-&gt;setVehicleSpeed(vehicleSpeed);</text:span></text:p>
      <text:p text:style-name="P1"><text:span text:style-name="T4"><text:s text:c="38"/></text:span><text:span text:style-name="T12">node_speed3</text:span><text:span text:style-name="T4">[cluster5.</text:span><text:span text:style-name="T11">id</text:span><text:span text:style-name="T4">][node]=vehicleSpeed;</text:span></text:p>
      <text:p text:style-name="P1"><text:span text:style-name="T4"><text:s text:c="38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34"/>}</text:span></text:p>
      <text:p text:style-name="P1"><text:span text:style-name="T4"><text:s text:c="33"/>++currentIndex5;</text:span></text:p>
      <text:p text:style-name="P1"><text:span text:style-name="T4"><text:s text:c="30"/>}</text:span></text:p>
      <text:p text:style-name="P1"><text:span text:style-name="T4"><text:s text:c="30"/>cout&lt;&lt;std::</text:span><text:span text:style-name="T10">endl</text:span><text:span text:style-name="T4">;</text:span></text:p>
      <text:p text:style-name="P2"/>
      <text:p text:style-name="P2"/>
      <text:p text:style-name="P1"><text:span text:style-name="T4"><text:s text:c="30"/></text:span><text:span text:style-name="T9">size_t</text:span><text:span text:style-name="T4"> currentIndex6 =0;</text:span></text:p>
      <text:p text:style-name="P1"><text:span text:style-name="T4"><text:s text:c="6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6.</text:span><text:span text:style-name="T11">data</text:span><text:span text:style-name="T4">){</text:span></text:p>
      <text:p text:style-name="P1"><text:span text:style-name="T4"><text:s text:c="64"/></text:span><text:span text:style-name="T3">if</text:span><text:span text:style-name="T4"> (currentIndex6 == centerClusterIndex6){</text:span></text:p>
      <text:p text:style-name="P1"><text:span text:style-name="T4"><text:s text:c="68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70"/></text:span><text:span text:style-name="T3">if</text:span><text:span text:style-name="T4"> (i==0){</text:span></text:p>
      <text:p text:style-name="P1"><text:span text:style-name="T4"><text:s text:c="76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76"/></text:span><text:span text:style-name="T12">speedValues</text:span><text:span text:style-name="T4">.push_back(vehicleSpeed);</text:span></text:p>
      <text:p text:style-name="P1"><text:span text:style-name="T4"><text:s text:c="76"/></text:span><text:span text:style-name="T12">nodeIds</text:span><text:span text:style-name="T4">.push_back(node);</text:span></text:p>
      <text:p text:style-name="P1"><text:span text:style-name="T4"><text:s text:c="76"/>bsm-&gt;setVehicleSpeed(vehicleSpeed);</text:span></text:p>
      <text:p text:style-name="P1"><text:span text:style-name="T4"><text:s text:c="76"/></text:span><text:span text:style-name="T12">node_speed3</text:span><text:span text:style-name="T4">[8][node]=vehicleSpeed;</text:span></text:p>
      <text:p text:style-name="P1"><text:span text:style-name="T4"><text:s text:c="76"/></text:span><text:span text:style-name="T1">//node_speed3[1][node]=vehicleSpeed;</text:span></text:p>
      <text:p text:style-name="P1"><text:soft-page-break/><text:span text:style-name="T4"><text:s text:c="75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72"/>}</text:span></text:p>
      <text:p text:style-name="P1"><text:span text:style-name="T4"><text:s text:c="70"/></text:span><text:span text:style-name="T3">else</text:span><text:span text:style-name="T4">{</text:span></text:p>
      <text:p text:style-name="P1"><text:span text:style-name="T4"><text:s text:c="68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68"/></text:span><text:span text:style-name="T12">speedValues</text:span><text:span text:style-name="T4">.push_back(vehicleSpeed);</text:span></text:p>
      <text:p text:style-name="P1"><text:span text:style-name="T4"><text:s text:c="68"/></text:span><text:span text:style-name="T12">nodeIds</text:span><text:span text:style-name="T4">.push_back(node);</text:span></text:p>
      <text:p text:style-name="P1"><text:span text:style-name="T4"><text:s text:c="68"/>bsm-&gt;setVehicleSpeed(vehicleSpeed);</text:span></text:p>
      <text:p text:style-name="P1"><text:span text:style-name="T4"><text:s text:c="68"/></text:span><text:span text:style-name="T12">node_speed3</text:span><text:span text:style-name="T4">[8][node + i + 600]=vehicleSpeed;</text:span></text:p>
      <text:p text:style-name="P1"><text:span text:style-name="T4"><text:s text:c="68"/></text:span><text:span text:style-name="T1">//node_speed3[1][node + i + 600]=vehicleSpeed;</text:span></text:p>
      <text:p text:style-name="P1"><text:span text:style-name="T4"><text:s text:c="67"/>std::cout&lt;&lt; </text:span><text:span text:style-name="T7">"Node "</text:span><text:span text:style-name="T4"> &lt;&lt; node + i + 60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72"/>}</text:span></text:p>
      <text:p text:style-name="P1"><text:span text:style-name="T4"><text:s text:c="68"/>}</text:span></text:p>
      <text:p text:style-name="P1"><text:span text:style-name="T4"><text:s text:c="64"/>}</text:span><text:span text:style-name="T3">else</text:span><text:span text:style-name="T4"> {</text:span></text:p>
      <text:p text:style-name="P1"><text:span text:style-name="T4"><text:s text:c="68"/></text:span><text:span text:style-name="T3">auto</text:span><text:span text:style-name="T4"> vehicleSpeed = </text:span><text:span text:style-name="T10">rand</text:span><text:span text:style-name="T4">() % 3 + 45;</text:span></text:p>
      <text:p text:style-name="P1"><text:span text:style-name="T4"><text:s text:c="68"/></text:span><text:span text:style-name="T12">speedValues</text:span><text:span text:style-name="T4">.push_back(vehicleSpeed);</text:span></text:p>
      <text:p text:style-name="P1"><text:span text:style-name="T4"><text:s text:c="68"/></text:span><text:span text:style-name="T12">nodeIds</text:span><text:span text:style-name="T4">.push_back(node);</text:span></text:p>
      <text:p text:style-name="P1"><text:span text:style-name="T4"><text:s text:c="68"/>bsm-&gt;setVehicleSpeed(vehicleSpeed);</text:span></text:p>
      <text:p text:style-name="P1"><text:span text:style-name="T4"><text:s text:c="68"/></text:span><text:span text:style-name="T12">node_speed3</text:span><text:span text:style-name="T4">[cluster6.</text:span><text:span text:style-name="T11">id</text:span><text:span text:style-name="T4">][node]=vehicleSpeed;</text:span></text:p>
      <text:p text:style-name="P1"><text:span text:style-name="T4"><text:s text:c="68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64"/>}</text:span></text:p>
      <text:p text:style-name="P1"><text:span text:style-name="T4"><text:s text:c="63"/>++currentIndex6;</text:span></text:p>
      <text:p text:style-name="P1"><text:span text:style-name="T4"><text:s text:c="60"/>}</text:span></text:p>
      <text:p text:style-name="P1"><text:span text:style-name="T4"><text:s text:c="60"/>cout&lt;&lt;std::</text:span><text:span text:style-name="T10">endl</text:span><text:span text:style-name="T4">;</text:span></text:p>
      <text:p text:style-name="P2"/>
      <text:p text:style-name="P2"/>
      <text:p text:style-name="P1"><text:span text:style-name="T4"><text:s text:c="60"/></text:span><text:span text:style-name="T9">size_t</text:span><text:span text:style-name="T4"> currentIndex7 =0;</text:span></text:p>
      <text:p text:style-name="P1"><text:span text:style-name="T4"><text:s text:c="90"/></text:span><text:span text:style-name="T3">for</text:span><text:span text:style-name="T4"> (</text:span><text:span text:style-name="T3">const</text:span><text:span text:style-name="T4"> </text:span><text:span text:style-name="T3">int</text:span><text:span text:style-name="T4">&amp; node: cluster7.</text:span><text:span text:style-name="T11">data</text:span><text:span text:style-name="T4">){</text:span></text:p>
      <text:p text:style-name="P1"><text:span text:style-name="T4"><text:s text:c="94"/></text:span><text:span text:style-name="T3">if</text:span><text:span text:style-name="T4"> (currentIndex7 == centerClusterIndex7){</text:span></text:p>
      <text:p text:style-name="P1"><text:span text:style-name="T4"><text:s text:c="98"/></text:span><text:span text:style-name="T3">for</text:span><text:span text:style-name="T4"> (</text:span><text:span text:style-name="T3">int</text:span><text:span text:style-name="T4"> i=0; i&lt;15; ++i){</text:span></text:p>
      <text:p text:style-name="P1"><text:span text:style-name="T4"><text:s text:c="100"/></text:span><text:span text:style-name="T3">if</text:span><text:span text:style-name="T4"> (i==0){</text:span></text:p>
      <text:p text:style-name="P1"><text:span text:style-name="T4"><text:s text:c="106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106"/></text:span><text:span text:style-name="T12">speedValues</text:span><text:span text:style-name="T4">.push_back(vehicleSpeed);</text:span></text:p>
      <text:p text:style-name="P1"><text:span text:style-name="T4"><text:s text:c="106"/></text:span><text:span text:style-name="T12">nodeIds</text:span><text:span text:style-name="T4">.push_back(node);</text:span></text:p>
      <text:p text:style-name="P1"><text:span text:style-name="T4"><text:s text:c="106"/>bsm-&gt;setVehicleSpeed(vehicleSpeed);</text:span></text:p>
      <text:p text:style-name="P1"><text:span text:style-name="T4"><text:s text:c="106"/></text:span><text:span text:style-name="T12">node_speed3</text:span><text:span text:style-name="T4">[8][node]=vehicleSpeed;</text:span></text:p>
      <text:p text:style-name="P1"><text:span text:style-name="T4"><text:s text:c="106"/></text:span><text:span text:style-name="T1">//node_speed3[1][node]=vehicleSpeed;</text:span></text:p>
      <text:p text:style-name="P1"><text:soft-page-break/><text:span text:style-name="T4"><text:s text:c="105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02"/>}</text:span></text:p>
      <text:p text:style-name="P1"><text:span text:style-name="T4"><text:s text:c="100"/></text:span><text:span text:style-name="T3">else</text:span><text:span text:style-name="T4">{</text:span></text:p>
      <text:p text:style-name="P1"><text:span text:style-name="T4"><text:s text:c="98"/></text:span><text:span text:style-name="T3">auto</text:span><text:span text:style-name="T4"> vehicleSpeed = </text:span><text:span text:style-name="T10">rand</text:span><text:span text:style-name="T4">()% 3 + 5;</text:span></text:p>
      <text:p text:style-name="P1"><text:span text:style-name="T4"><text:s text:c="98"/></text:span><text:span text:style-name="T12">speedValues</text:span><text:span text:style-name="T4">.push_back(vehicleSpeed);</text:span></text:p>
      <text:p text:style-name="P1"><text:span text:style-name="T4"><text:s text:c="98"/></text:span><text:span text:style-name="T12">nodeIds</text:span><text:span text:style-name="T4">.push_back(node);</text:span></text:p>
      <text:p text:style-name="P1"><text:span text:style-name="T4"><text:s text:c="98"/>bsm-&gt;setVehicleSpeed(vehicleSpeed);</text:span></text:p>
      <text:p text:style-name="P1"><text:span text:style-name="T4"><text:s text:c="98"/></text:span><text:span text:style-name="T12">node_speed3</text:span><text:span text:style-name="T4">[8][node + i + 650]=vehicleSpeed;</text:span></text:p>
      <text:p text:style-name="P1"><text:span text:style-name="T4"><text:s text:c="98"/></text:span><text:span text:style-name="T1">//node_speed3[1][node + i + 600]=vehicleSpeed;</text:span></text:p>
      <text:p text:style-name="P1"><text:span text:style-name="T4"><text:s text:c="97"/>std::cout&lt;&lt; </text:span><text:span text:style-name="T7">"Node "</text:span><text:span text:style-name="T4"> &lt;&lt; node + i + 650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102"/>}</text:span></text:p>
      <text:p text:style-name="P1"><text:span text:style-name="T4"><text:s text:c="98"/>}</text:span></text:p>
      <text:p text:style-name="P1"><text:span text:style-name="T4"><text:s text:c="94"/>}</text:span><text:span text:style-name="T3">else</text:span><text:span text:style-name="T4"> {</text:span></text:p>
      <text:p text:style-name="P1"><text:span text:style-name="T4"><text:s text:c="98"/></text:span><text:span text:style-name="T3">auto</text:span><text:span text:style-name="T4"> vehicleSpeed = </text:span><text:span text:style-name="T10">rand</text:span><text:span text:style-name="T4">() % 3 + 50;</text:span></text:p>
      <text:p text:style-name="P1"><text:span text:style-name="T4"><text:s text:c="98"/></text:span><text:span text:style-name="T12">speedValues</text:span><text:span text:style-name="T4">.push_back(vehicleSpeed);</text:span></text:p>
      <text:p text:style-name="P1"><text:span text:style-name="T4"><text:s text:c="98"/></text:span><text:span text:style-name="T12">nodeIds</text:span><text:span text:style-name="T4">.push_back(node);</text:span></text:p>
      <text:p text:style-name="P1"><text:span text:style-name="T4"><text:s text:c="98"/>bsm-&gt;setVehicleSpeed(vehicleSpeed);</text:span></text:p>
      <text:p text:style-name="P1"><text:span text:style-name="T4"><text:s text:c="98"/></text:span><text:span text:style-name="T12">node_speed3</text:span><text:span text:style-name="T4">[cluster7.</text:span><text:span text:style-name="T11">id</text:span><text:span text:style-name="T4">][node]=vehicleSpeed;</text:span></text:p>
      <text:p text:style-name="P1"><text:span text:style-name="T4"><text:s text:c="98"/>std::cout&lt;&lt; </text:span><text:span text:style-name="T7">"Node "</text:span><text:span text:style-name="T4"> &lt;&lt; node &lt;&lt; </text:span><text:span text:style-name="T7">": BSM sent "</text:span><text:span text:style-name="T4"> &lt;&lt; vehicleSpeed &lt;&lt; </text:span><text:span text:style-name="T7">"\n"</text:span><text:span text:style-name="T4">;</text:span></text:p>
      <text:p text:style-name="P1"><text:span text:style-name="T4"><text:s text:c="94"/>}</text:span></text:p>
      <text:p text:style-name="P1"><text:span text:style-name="T4"><text:s text:c="93"/>++currentIndex7;</text:span></text:p>
      <text:p text:style-name="P1"><text:span text:style-name="T4"><text:s text:c="90"/>}</text:span></text:p>
      <text:p text:style-name="P1"><text:span text:style-name="T4"><text:s text:c="90"/>cout&lt;&lt;std::</text:span><text:span text:style-name="T10">endl</text:span><text:span text:style-name="T4">;</text:span></text:p>
      <text:p text:style-name="P2"/>
      <text:p text:style-name="P2"/>
      <text:p text:style-name="P2"/>
      <text:p text:style-name="P2"/>
      <text:p text:style-name="P1"><text:span text:style-name="T4"><text:s text:c="8"/>bsm-&gt;setSenderPos(</text:span><text:span text:style-name="T11">curPosition</text:span><text:span text:style-name="T4">);</text:span></text:p>
      <text:p text:style-name="P1"><text:span text:style-name="T4"><text:s text:c="8"/>bsm-&gt;setSenderSpeed(</text:span><text:span text:style-name="T11">curSpeed</text:span><text:span text:style-name="T4">);</text:span></text:p>
      <text:p text:style-name="P1"><text:span text:style-name="T4"><text:s text:c="8"/>bsm-&gt;setPsid(-1);</text:span></text:p>
      <text:p text:style-name="P1"><text:span text:style-name="T4"><text:s text:c="8"/>bsm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cch</text:span><text:span text:style-name="T4">));</text:span></text:p>
      <text:p text:style-name="P1"><text:span text:style-name="T4"><text:s text:c="8"/>bsm-&gt;</text:span><text:span text:style-name="T10">addBitLength</text:span><text:span text:style-name="T4">(</text:span><text:span text:style-name="T11">beaconLengthBits</text:span><text:span text:style-name="T4">);</text:span></text:p>
      <text:p text:style-name="P1"><text:span text:style-name="T4"><text:s text:c="8"/>wsm-&gt;setUserPriority(</text:span><text:span text:style-name="T11">beaconUserPriority</text:span><text:span text:style-name="T4">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9">DemoServiceAdvertisment</text:span><text:span text:style-name="T4">* wsa = </text:span><text:span text:style-name="T3">dynamic_cast</text:span><text:span text:style-name="T4">&lt;</text:span><text:span text:style-name="T9">DemoServiceAdvertisment</text:span><text:span text:style-name="T4">*&gt;(wsm)) {</text:span></text:p>
      <text:p text:style-name="P1"><text:span text:style-name="T4"><text:s text:c="8"/>wsa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cch</text:span><text:span text:style-name="T4">));</text:span></text:p>
      <text:p text:style-name="P1"><text:span text:style-name="T4"><text:s text:c="8"/>wsa-&gt;setTargetChannel(</text:span><text:span text:style-name="T3">static_cast</text:span><text:span text:style-name="T4">&lt;</text:span><text:span text:style-name="T3">int</text:span><text:span text:style-name="T4">&gt;(</text:span><text:span text:style-name="T11">currentServiceChannel</text:span><text:span text:style-name="T4">));</text:span></text:p>
      <text:p text:style-name="P1"><text:span text:style-name="T4"><text:s text:c="8"/>wsa-&gt;setPsid(</text:span><text:span text:style-name="T11">currentOfferedServiceId</text:span><text:span text:style-name="T4">);</text:span></text:p>
      <text:p text:style-name="P1"><text:soft-page-break/><text:span text:style-name="T4"><text:s text:c="8"/>wsa-&gt;setServiceDescription(</text:span><text:span text:style-name="T11">currentServiceDescription</text:span><text:span text:style-name="T4">.c_str()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3">if</text:span><text:span text:style-name="T4"> (</text:span><text:span text:style-name="T11">dataOnSch</text:span><text:span text:style-name="T4">)</text:span></text:p>
      <text:p text:style-name="P1"><text:span text:style-name="T4"><text:s text:c="12"/>wsm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sch1</text:span><text:span text:style-name="T4">)); </text:span><text:span text:style-name="T1">// will be rewritten at Mac1609_4 to actual Service Channel. This is just so no controlInfo is needed</text:span></text:p>
      <text:p text:style-name="P1"><text:span text:style-name="T4"><text:s text:c="8"/></text:span><text:span text:style-name="T3">else</text:span></text:p>
      <text:p text:style-name="P1"><text:span text:style-name="T4"><text:s text:c="12"/>wsm-&gt;setChannelNumber(</text:span><text:span text:style-name="T3">static_cast</text:span><text:span text:style-name="T4">&lt;</text:span><text:span text:style-name="T3">int</text:span><text:span text:style-name="T4">&gt;(</text:span><text:span text:style-name="T9">Channel</text:span><text:span text:style-name="T4">::</text:span><text:span text:style-name="T12">cch</text:span><text:span text:style-name="T4">));</text:span></text:p>
      <text:p text:style-name="P1"><text:span text:style-name="T4"><text:s text:c="8"/>wsm-&gt;</text:span><text:span text:style-name="T10">addBitLength</text:span><text:span text:style-name="T4">(</text:span><text:span text:style-name="T11">dataLengthBits</text:span><text:span text:style-name="T4">);</text:span></text:p>
      <text:p text:style-name="P1"><text:span text:style-name="T4"><text:s text:c="8"/>wsm-&gt;setUserPriority(</text:span><text:span text:style-name="T11">dataUserPriority</text:span><text:span text:style-name="T4">);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receiveSignal</text:span><text:span text:style-name="T4">(</text:span><text:span text:style-name="T9">cComponent</text:span><text:span text:style-name="T4">* source, </text:span><text:span text:style-name="T9">simsignal_t</text:span><text:span text:style-name="T4"> signalID, </text:span><text:span text:style-name="T9">cObject</text:span><text:span text:style-name="T4">* obj, </text:span><text:span text:style-name="T9">cObject</text:span><text:span text:style-name="T4">* details)</text:span></text:p>
      <text:p text:style-name="P1"><text:span text:style-name="T4">{</text:span></text:p>
      <text:p text:style-name="P1"><text:span text:style-name="T4"><text:s text:c="4"/>Enter_Method_Silent();</text:span></text:p>
      <text:p text:style-name="P1"><text:span text:style-name="T4"><text:s text:c="4"/></text:span><text:span text:style-name="T3">if</text:span><text:span text:style-name="T4"> (signalID == </text:span><text:span text:style-name="T9">BaseMobility</text:span><text:span text:style-name="T4">::</text:span><text:span text:style-name="T12">mobilityStateChangedSignal</text:span><text:span text:style-name="T4">) {</text:span></text:p>
      <text:p text:style-name="P1"><text:span text:style-name="T4"><text:s text:c="8"/>handlePositionUpdate(obj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signalID == </text:span><text:span text:style-name="T9">TraCIMobility</text:span><text:span text:style-name="T4">::</text:span><text:span text:style-name="T12">parkingStateChangedSignal</text:span><text:span text:style-name="T4">) {</text:span></text:p>
      <text:p text:style-name="P1"><text:span text:style-name="T4"><text:s text:c="8"/>handleParkingUpdate(obj);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PositionUpdate</text:span><text:span text:style-name="T4">(</text:span><text:span text:style-name="T9">cObject</text:span><text:span text:style-name="T4">* obj)</text:span></text:p>
      <text:p text:style-name="P1"><text:span text:style-name="T4">{</text:span></text:p>
      <text:p text:style-name="P1"><text:span text:style-name="T4"><text:s text:c="4"/></text:span><text:span text:style-name="T9">ChannelMobilityPtrType</text:span><text:span text:style-name="T4"> </text:span><text:span text:style-name="T3">const</text:span><text:span text:style-name="T4"> mobility = check_and_cast&lt;</text:span><text:span text:style-name="T9">ChannelMobilityPtrType</text:span><text:span text:style-name="T4">&gt;(obj);</text:span></text:p>
      <text:p text:style-name="P1"><text:span text:style-name="T4"><text:s text:c="4"/></text:span><text:span text:style-name="T11">curPosition</text:span><text:span text:style-name="T4"> = mobility-&gt;getPositionAt(simTime());</text:span></text:p>
      <text:p text:style-name="P1"><text:span text:style-name="T4"><text:s text:c="4"/></text:span><text:span text:style-name="T11">curSpeed</text:span><text:span text:style-name="T4"> = mobility-&gt;getCurrentSpeed(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ParkingUpdate</text:span><text:span text:style-name="T4">(</text:span><text:span text:style-name="T9">cObject</text:span><text:span text:style-name="T4">* obj)</text:span></text:p>
      <text:p text:style-name="P1"><text:span text:style-name="T4">{</text:span></text:p>
      <text:p text:style-name="P1"><text:span text:style-name="T4"><text:s text:c="4"/></text:span><text:span text:style-name="T11">isParked</text:span><text:span text:style-name="T4"> = </text:span><text:span text:style-name="T11">mobility</text:span><text:span text:style-name="T4">-&gt;getParkingState(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handleLowerMsg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2"/>
      <text:p text:style-name="P1"><text:span text:style-name="T4"><text:s text:c="4"/></text:span><text:span text:style-name="T9">BaseFrame1609_4</text:span><text:span text:style-name="T4">* wsm = </text:span><text:span text:style-name="T3">dynamic_cast</text:span><text:span text:style-name="T4">&lt;</text:span><text:span text:style-name="T9">BaseFrame1609_4</text:span><text:span text:style-name="T4">*&gt;(msg);</text:span></text:p>
      <text:p text:style-name="P1"><text:span text:style-name="T4"><text:s text:c="4"/>ASSERT(wsm);</text:span></text:p>
      <text:p text:style-name="P2"/>
      <text:p text:style-name="P1"><text:span text:style-name="T4"><text:s text:c="4"/></text:span><text:span text:style-name="T3">if</text:span><text:span text:style-name="T4"> (</text:span><text:span text:style-name="T9">DemoSafetyMessage</text:span><text:span text:style-name="T4">* bsm = </text:span><text:span text:style-name="T3">dynamic_cast</text:span><text:span text:style-name="T4">&lt;</text:span><text:span text:style-name="T9">DemoSafetyMessage</text:span><text:span text:style-name="T4">*&gt;(wsm)) {</text:span></text:p>
      <text:p text:style-name="P1"><text:span text:style-name="T4"><text:s text:c="8"/></text:span><text:span text:style-name="T11">receivedBSMs</text:span><text:span text:style-name="T4">++;</text:span></text:p>
      <text:p text:style-name="P1"><text:span text:style-name="T4"><text:s text:c="8"/>onBSM(bsm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9">DemoServiceAdvertisment</text:span><text:span text:style-name="T4">* wsa = </text:span><text:span text:style-name="T3">dynamic_cast</text:span><text:span text:style-name="T4">&lt;</text:span><text:span text:style-name="T9">DemoServiceAdvertisment</text:span><text:span text:style-name="T4">*&gt;(wsm)) {</text:span></text:p>
      <text:p text:style-name="P1"><text:span text:style-name="T4"><text:s text:c="8"/></text:span><text:span text:style-name="T11">receivedWSAs</text:span><text:span text:style-name="T4">++;</text:span></text:p>
      <text:p text:style-name="P1"><text:span text:style-name="T4"><text:s text:c="8"/>onWSA(wsa)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{</text:span></text:p>
      <text:p text:style-name="P1"><text:span text:style-name="T4"><text:s text:c="8"/></text:span><text:span text:style-name="T11">receivedWSMs</text:span><text:span text:style-name="T4">++;</text:span></text:p>
      <text:p text:style-name="P1"><text:span text:style-name="T4"><text:s text:c="8"/>onWSM(wsm);</text:span></text:p>
      <text:p text:style-name="P1"><text:span text:style-name="T4"><text:s text:c="4"/>}</text:span></text:p>
      <text:p text:style-name="P2"/>
      <text:p text:style-name="P1"><text:span text:style-name="T4"><text:s text:c="4"/></text:span><text:span text:style-name="T3">delete</text:span><text:span text:style-name="T4"> (msg);</text:span></text:p>
      <text:p text:style-name="P1"><text:span text:style-name="T4">}</text:span></text:p>
      <text:p text:style-name="P2"/>
      <text:p text:style-name="P1"><text:soft-page-break/><text:span text:style-name="T3">void</text:span><text:span text:style-name="T4"> </text:span><text:span text:style-name="T5">DemoBaseApplLayer::handleSelfMsg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1"><text:span text:style-name="T4"><text:s text:c="4"/></text:span><text:span text:style-name="T3">switch</text:span><text:span text:style-name="T4"> (msg-&gt;getKind()) {</text:span></text:p>
      <text:p text:style-name="P1"><text:span text:style-name="T4"><text:s text:c="4"/></text:span><text:span text:style-name="T3">case</text:span><text:span text:style-name="T4"> </text:span><text:span text:style-name="T12">SEND_BEACON_EVT</text:span><text:span text:style-name="T4">: {</text:span></text:p>
      <text:p text:style-name="P1"><text:span text:style-name="T4"><text:s text:c="8"/></text:span><text:span text:style-name="T9">DemoSafetyMessage</text:span><text:span text:style-name="T4">* bsm = </text:span><text:span text:style-name="T3">new</text:span><text:span text:style-name="T4"> </text:span><text:span text:style-name="T9">DemoSafetyMessage</text:span><text:span text:style-name="T4">();</text:span></text:p>
      <text:p text:style-name="P1"><text:span text:style-name="T4"><text:s text:c="8"/>populateWSM(bsm);</text:span></text:p>
      <text:p text:style-name="P1"><text:span text:style-name="T4"><text:s text:c="8"/>sendDown(bsm);</text:span></text:p>
      <text:p text:style-name="P1"><text:span text:style-name="T4"><text:s text:c="8"/></text:span><text:span text:style-name="T10">scheduleAt</text:span><text:span text:style-name="T4">(simTime() + </text:span><text:span text:style-name="T11">beaconInterval</text:span><text:span text:style-name="T4">, </text:span><text:span text:style-name="T11">sendBeaconEvt</text:span><text:span text:style-name="T4">)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</text:span><text:span text:style-name="T3">case</text:span><text:span text:style-name="T4"> </text:span><text:span text:style-name="T12">SEND_WSA_EVT</text:span><text:span text:style-name="T4">: {</text:span></text:p>
      <text:p text:style-name="P1"><text:span text:style-name="T4"><text:s text:c="8"/></text:span><text:span text:style-name="T9">DemoServiceAdvertisment</text:span><text:span text:style-name="T4">* wsa = </text:span><text:span text:style-name="T3">new</text:span><text:span text:style-name="T4"> </text:span><text:span text:style-name="T9">DemoServiceAdvertisment</text:span><text:span text:style-name="T4">();</text:span></text:p>
      <text:p text:style-name="P1"><text:span text:style-name="T4"><text:s text:c="8"/>populateWSM(wsa);</text:span></text:p>
      <text:p text:style-name="P1"><text:span text:style-name="T4"><text:s text:c="8"/>sendDown(wsa);</text:span></text:p>
      <text:p text:style-name="P1"><text:span text:style-name="T4"><text:s text:c="8"/></text:span><text:span text:style-name="T10">scheduleAt</text:span><text:span text:style-name="T4">(simTime() + </text:span><text:span text:style-name="T11">wsaInterval</text:span><text:span text:style-name="T4">, </text:span><text:span text:style-name="T11">sendWSAEvt</text:span><text:span text:style-name="T4">)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</text:span><text:span text:style-name="T3">default</text:span><text:span text:style-name="T4">: {</text:span></text:p>
      <text:p text:style-name="P1"><text:span text:style-name="T4"><text:s text:c="8"/></text:span><text:span text:style-name="T3">if</text:span><text:span text:style-name="T4"> (msg) EV_WARN &lt;&lt; </text:span><text:span text:style-name="T7">"APP: Error: Got Self Message of unknown kind! Name: "</text:span><text:span text:style-name="T4"> &lt;&lt; msg-&gt;getName() &lt;&lt; </text:span><text:span text:style-name="T10">endl</text:span><text:span text:style-name="T4">;</text:span></text:p>
      <text:p text:style-name="P1"><text:span text:style-name="T4"><text:s text:c="8"/></text:span><text:span text:style-name="T3">break</text:span><text:span text:style-name="T4">;</text:span></text:p>
      <text:p text:style-name="P1"><text:span text:style-name="T4"><text:s text:c="4"/>}</text:span></text:p>
      <text:p text:style-name="P1"><text:span text:style-name="T4"><text:s text:c="4"/>}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finish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0">recordScalar</text:span><text:span text:style-name="T4">(</text:span><text:span text:style-name="T7">"generatedWSMs"</text:span><text:span text:style-name="T4">, </text:span><text:span text:style-name="T11">generatedWSMs</text:span><text:span text:style-name="T4">);</text:span></text:p>
      <text:p text:style-name="P1"><text:span text:style-name="T4"><text:s text:c="4"/></text:span><text:span text:style-name="T10">recordScalar</text:span><text:span text:style-name="T4">(</text:span><text:span text:style-name="T7">"receivedWSMs"</text:span><text:span text:style-name="T4">, </text:span><text:span text:style-name="T11">receivedWSMs</text:span><text:span text:style-name="T4">);</text:span></text:p>
      <text:p text:style-name="P2"/>
      <text:p text:style-name="P1"><text:span text:style-name="T4"><text:s text:c="4"/></text:span><text:span text:style-name="T10">recordScalar</text:span><text:span text:style-name="T4">(</text:span><text:span text:style-name="T7">"generatedBSMs"</text:span><text:span text:style-name="T4">, </text:span><text:span text:style-name="T11">generatedBSMs</text:span><text:span text:style-name="T4">);</text:span></text:p>
      <text:p text:style-name="P1"><text:span text:style-name="T4"><text:s text:c="4"/></text:span><text:span text:style-name="T10">recordScalar</text:span><text:span text:style-name="T4">(</text:span><text:span text:style-name="T7">"receivedBSMs"</text:span><text:span text:style-name="T4">, </text:span><text:span text:style-name="T11">receivedBSMs</text:span><text:span text:style-name="T4">);</text:span></text:p>
      <text:p text:style-name="P2"/>
      <text:p text:style-name="P1"><text:span text:style-name="T4"><text:s text:c="4"/></text:span><text:span text:style-name="T10">recordScalar</text:span><text:span text:style-name="T4">(</text:span><text:span text:style-name="T7">"generatedWSAs"</text:span><text:span text:style-name="T4">, </text:span><text:span text:style-name="T11">generatedWSAs</text:span><text:span text:style-name="T4">);</text:span></text:p>
      <text:p text:style-name="P1"><text:span text:style-name="T4"><text:s text:c="4"/></text:span><text:span text:style-name="T10">recordScalar</text:span><text:span text:style-name="T4">(</text:span><text:span text:style-name="T7">"receivedWSAs"</text:span><text:span text:style-name="T4">, </text:span><text:span text:style-name="T11">receivedWSAs</text:span><text:span text:style-name="T4">);</text:span></text:p>
      <text:p text:style-name="P1"><text:span text:style-name="T4">}</text:span></text:p>
      <text:p text:style-name="P2"/>
      <text:p text:style-name="P1"><text:span text:style-name="T5">DemoBaseApplLayer::~DemoBaseApplLayer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0">cancelAndDelete</text:span><text:span text:style-name="T4">(</text:span><text:span text:style-name="T11">sendBeaconEvt</text:span><text:span text:style-name="T4">);</text:span></text:p>
      <text:p text:style-name="P1"><text:span text:style-name="T4"><text:s text:c="4"/></text:span><text:span text:style-name="T10">cancelAndDelete</text:span><text:span text:style-name="T4">(</text:span><text:span text:style-name="T11">sendWSAEvt</text:span><text:span text:style-name="T4">);</text:span></text:p>
      <text:p text:style-name="P1"><text:span text:style-name="T4"><text:s text:c="4"/>findHost()-&gt;</text:span><text:span text:style-name="T10">unsubscribe</text:span><text:span text:style-name="T4">(</text:span><text:span text:style-name="T9">BaseMobility</text:span><text:span text:style-name="T4">::</text:span><text:span text:style-name="T12">mobilityStateChangedSignal</text:span><text:span text:style-name="T4">, </text:span><text:span text:style-name="T3">this</text:span><text:span text:style-name="T4">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tartService</text:span><text:span text:style-name="T4">(</text:span><text:span text:style-name="T9">Channel</text:span><text:span text:style-name="T4"> channel, </text:span><text:span text:style-name="T3">int</text:span><text:span text:style-name="T4"> serviceId, std::</text:span><text:span text:style-name="T9">string</text:span><text:span text:style-name="T4"> serviceDescription)</text:span></text:p>
      <text:p text:style-name="P1"><text:span text:style-name="T4">{</text:span></text:p>
      <text:p text:style-name="P1"><text:span text:style-name="T4"><text:s text:c="4"/></text:span><text:span text:style-name="T3">if</text:span><text:span text:style-name="T4"> (</text:span><text:span text:style-name="T11">sendWSAEvt</text:span><text:span text:style-name="T4">-&gt;isScheduled()) {</text:span></text:p>
      <text:p text:style-name="P1"><text:span text:style-name="T4"><text:s text:c="8"/></text:span><text:span text:style-name="T3">throw</text:span><text:span text:style-name="T4"> </text:span><text:span text:style-name="T9">cRuntimeError</text:span><text:span text:style-name="T4">(</text:span><text:span text:style-name="T7">"Starting service although another service was already started"</text:span><text:span text:style-name="T4">);</text:span></text:p>
      <text:p text:style-name="P1"><text:span text:style-name="T4"><text:s text:c="4"/>}</text:span></text:p>
      <text:p text:style-name="P2"/>
      <text:p text:style-name="P1"><text:span text:style-name="T4"><text:s text:c="4"/></text:span><text:span text:style-name="T11">mac</text:span><text:span text:style-name="T4">-&gt;changeServiceChannel(channel);</text:span></text:p>
      <text:p text:style-name="P1"><text:span text:style-name="T4"><text:s text:c="4"/></text:span><text:span text:style-name="T11">currentOfferedServiceId</text:span><text:span text:style-name="T4"> = serviceId;</text:span></text:p>
      <text:p text:style-name="P1"><text:span text:style-name="T4"><text:s text:c="4"/></text:span><text:span text:style-name="T11">currentServiceChannel</text:span><text:span text:style-name="T4"> = channel;</text:span></text:p>
      <text:p text:style-name="P1"><text:span text:style-name="T4"><text:s text:c="4"/></text:span><text:span text:style-name="T11">currentServiceDescription</text:span><text:span text:style-name="T4"> = serviceDescription;</text:span></text:p>
      <text:p text:style-name="P2"/>
      <text:p text:style-name="P1"><text:span text:style-name="T4"><text:s text:c="4"/></text:span><text:span text:style-name="T9">simtime_t</text:span><text:span text:style-name="T4"> wsaTime = computeAsynchronousSendingTime(</text:span><text:span text:style-name="T11">wsaInterval</text:span><text:span text:style-name="T4">, </text:span><text:span text:style-name="T9">ChannelType</text:span><text:span text:style-name="T4">::</text:span><text:span text:style-name="T12">control</text:span><text:span text:style-name="T4">);</text:span></text:p>
      <text:p text:style-name="P1"><text:span text:style-name="T4"><text:s text:c="4"/></text:span><text:span text:style-name="T10">scheduleAt</text:span><text:span text:style-name="T4">(wsaTime, </text:span><text:span text:style-name="T11">sendWSAEvt</text:span><text:span text:style-name="T4">);</text:span></text:p>
      <text:p text:style-name="P1"><text:span text:style-name="T4">}</text:span></text:p>
      <text:p text:style-name="P2"/>
      <text:p text:style-name="P1"><text:soft-page-break/><text:span text:style-name="T3">void</text:span><text:span text:style-name="T4"> </text:span><text:span text:style-name="T5">DemoBaseApplLayer::stopService</text:span><text:span text:style-name="T4">()</text:span></text:p>
      <text:p text:style-name="P1"><text:span text:style-name="T4">{</text:span></text:p>
      <text:p text:style-name="P1"><text:span text:style-name="T4"><text:s text:c="4"/></text:span><text:span text:style-name="T10">cancelEvent</text:span><text:span text:style-name="T4">(</text:span><text:span text:style-name="T11">sendWSAEvt</text:span><text:span text:style-name="T4">);</text:span></text:p>
      <text:p text:style-name="P1"><text:span text:style-name="T4"><text:s text:c="4"/></text:span><text:span text:style-name="T11">currentOfferedServiceId</text:span><text:span text:style-name="T4"> = -1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endDown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1"><text:span text:style-name="T4"><text:s text:c="4"/>checkAndTrackPacket(msg);</text:span></text:p>
      <text:p text:style-name="P1"><text:span text:style-name="T4"><text:s text:c="4"/></text:span><text:span text:style-name="T9">BaseApplLayer</text:span><text:span text:style-name="T4">::sendDown(msg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sendDelayedDown</text:span><text:span text:style-name="T4">(</text:span><text:span text:style-name="T9">cMessage</text:span><text:span text:style-name="T4">* msg, </text:span><text:span text:style-name="T9">simtime_t</text:span><text:span text:style-name="T4"> delay)</text:span></text:p>
      <text:p text:style-name="P1"><text:span text:style-name="T4">{</text:span></text:p>
      <text:p text:style-name="P1"><text:span text:style-name="T4"><text:s text:c="4"/>checkAndTrackPacket(msg);</text:span></text:p>
      <text:p text:style-name="P1"><text:span text:style-name="T4"><text:s text:c="4"/></text:span><text:span text:style-name="T9">BaseApplLayer</text:span><text:span text:style-name="T4">::sendDelayedDown(msg, delay);</text:span></text:p>
      <text:p text:style-name="P1"><text:span text:style-name="T4">}</text:span></text:p>
      <text:p text:style-name="P2"/>
      <text:p text:style-name="P1"><text:span text:style-name="T3">void</text:span><text:span text:style-name="T4"> </text:span><text:span text:style-name="T5">DemoBaseApplLayer::checkAndTrackPacket</text:span><text:span text:style-name="T4">(</text:span><text:span text:style-name="T9">cMessage</text:span><text:span text:style-name="T4">* msg)</text:span></text:p>
      <text:p text:style-name="P1"><text:span text:style-name="T4">{</text:span></text:p>
      <text:p text:style-name="P1"><text:span text:style-name="T4"><text:s text:c="4"/></text:span><text:span text:style-name="T3">if</text:span><text:span text:style-name="T4"> (</text:span><text:span text:style-name="T3">dynamic_cast</text:span><text:span text:style-name="T4">&lt;</text:span><text:span text:style-name="T9">DemoSafetyMessage</text:span><text:span text:style-name="T4">*&gt;(msg)) {</text:span></text:p>
      <text:p text:style-name="P1"><text:span text:style-name="T4"><text:s text:c="8"/>EV_TRACE &lt;&lt; </text:span><text:span text:style-name="T7">"sending down a BSM"</text:span><text:span text:style-name="T4"> &lt;&lt; std::</text:span><text:span text:style-name="T10">endl</text:span><text:span text:style-name="T4">;</text:span></text:p>
      <text:p text:style-name="P1"><text:span text:style-name="T4"><text:s text:c="8"/></text:span><text:span text:style-name="T11">generatedBSMs</text:span><text:span text:style-name="T4">++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3">dynamic_cast</text:span><text:span text:style-name="T4">&lt;</text:span><text:span text:style-name="T9">DemoServiceAdvertisment</text:span><text:span text:style-name="T4">*&gt;(msg)) {</text:span></text:p>
      <text:p text:style-name="P1"><text:span text:style-name="T4"><text:s text:c="8"/>EV_TRACE &lt;&lt; </text:span><text:span text:style-name="T7">"sending down a WSA"</text:span><text:span text:style-name="T4"> &lt;&lt; std::</text:span><text:span text:style-name="T10">endl</text:span><text:span text:style-name="T4">;</text:span></text:p>
      <text:p text:style-name="P1"><text:span text:style-name="T4"><text:s text:c="8"/></text:span><text:span text:style-name="T11">generatedWSAs</text:span><text:span text:style-name="T4">++;</text:span></text:p>
      <text:p text:style-name="P1"><text:span text:style-name="T4"><text:s text:c="4"/>}</text:span></text:p>
      <text:p text:style-name="P1"><text:span text:style-name="T4"><text:s text:c="4"/></text:span><text:span text:style-name="T3">else</text:span><text:span text:style-name="T4"> </text:span><text:span text:style-name="T3">if</text:span><text:span text:style-name="T4"> (</text:span><text:span text:style-name="T3">dynamic_cast</text:span><text:span text:style-name="T4">&lt;</text:span><text:span text:style-name="T9">BaseFrame1609_4</text:span><text:span text:style-name="T4">*&gt;(msg)) {</text:span></text:p>
      <text:p text:style-name="P1"><text:span text:style-name="T4"><text:s text:c="8"/>EV_TRACE &lt;&lt; </text:span><text:span text:style-name="T7">"sending down a </text:span><text:span text:style-name="T8">wsm</text:span><text:span text:style-name="T7">"</text:span><text:span text:style-name="T4"> &lt;&lt; std::</text:span><text:span text:style-name="T10">endl</text:span><text:span text:style-name="T4">;</text:span></text:p>
      <text:p text:style-name="P1"><text:span text:style-name="T4"><text:s text:c="8"/></text:span><text:span text:style-name="T11">generatedWSMs</text:span><text:span text:style-name="T4">++;</text:span></text:p>
      <text:p text:style-name="P1"><text:span text:style-name="T4"><text:s text:c="4"/>}</text:span></text:p>
      <text:p text:style-name="P1"><text:span text:style-name="T4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8:13:05.998979942</meta:creation-date>
    <dc:date>2024-12-12T18:13:20.589206294</dc:date>
    <meta:editing-duration>PT15S</meta:editing-duration>
    <meta:editing-cycles>1</meta:editing-cycles>
    <meta:document-statistic meta:table-count="0" meta:image-count="0" meta:object-count="0" meta:page-count="13" meta:paragraph-count="567" meta:word-count="1958" meta:character-count="29752" meta:non-whitespace-character-count="17244"/>
    <meta:generator>LibreOffice/7.0.4.2$Linux_X86_64 LibreOffice_project/00$Build-2</meta:generator>
  </office:meta>
</office:document-meta>
</file>